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d894d" officeooo:paragraph-rsid="000d894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style="italic" fo:font-weight="normal" officeooo:rsid="000f4170" officeooo:paragraph-rsid="000f417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officeooo:paragraph-rsid="000fe584"/>
    </style:style>
    <style:style style:name="P6" style:family="paragraph" style:parent-style-name="Footer">
      <style:paragraph-properties fo:text-align="end" style:justify-single-word="false"/>
      <style:text-properties fo:font-size="11pt" fo:font-style="italic" officeooo:paragraph-rsid="0011add0" style:font-size-asian="11pt" style:font-style-asian="italic" style:font-size-complex="11pt" style:font-style-complex="italic"/>
    </style:style>
    <style:style style:name="P7" style:family="paragraph" style:parent-style-name="Header">
      <style:paragraph-properties fo:text-align="end" style:justify-single-word="false"/>
      <style:text-properties fo:font-size="11pt" fo:font-style="normal" officeooo:rsid="0011add0" officeooo:paragraph-rsid="0011add0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weight="bold" officeooo:paragraph-rsid="000fe584" style:font-weight-asian="bold" style:font-weight-complex="bold"/>
    </style:style>
    <style:style style:name="P9" style:family="paragraph" style:parent-style-name="Standard" style:list-style-name="L1">
      <style:text-properties officeooo:paragraph-rsid="00100510"/>
    </style:style>
    <style:style style:name="P10" style:family="paragraph" style:parent-style-name="Standard" style:list-style-name="L2">
      <style:text-properties officeooo:paragraph-rsid="00100510"/>
    </style:style>
    <style:style style:name="P11" style:family="paragraph" style:parent-style-name="Standard">
      <style:text-properties fo:font-size="12pt" fo:font-style="normal" officeooo:rsid="0011add0" officeooo:paragraph-rsid="00100510" style:font-size-asian="10.5pt" style:font-style-asian="normal" style:font-size-complex="12pt" style:font-style-complex="normal"/>
    </style:style>
    <style:style style:name="P12" style:family="paragraph" style:parent-style-name="Standard">
      <style:text-properties officeooo:paragraph-rsid="00100510"/>
    </style:style>
    <style:style style:name="P13" style:family="paragraph" style:parent-style-name="Standard">
      <style:text-properties officeooo:paragraph-rsid="000fe584"/>
    </style:style>
    <style:style style:name="P14" style:family="paragraph" style:parent-style-name="Standard" style:list-style-name="L3">
      <style:text-properties officeooo:paragraph-rsid="001391be"/>
    </style:style>
    <style:style style:name="P15" style:family="paragraph" style:parent-style-name="Standard">
      <style:text-properties officeooo:paragraph-rsid="001391be"/>
    </style:style>
    <style:style style:name="P16" style:family="paragraph" style:parent-style-name="Standard">
      <style:text-properties officeooo:rsid="00144df6" officeooo:paragraph-rsid="00144df6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2pt" fo:font-style="normal" style:font-size-asian="10.5pt" style:font-style-asian="normal" style:font-size-complex="12pt" style:font-style-complex="normal"/>
    </style:style>
    <style:style style:name="T3" style:family="text">
      <style:text-properties fo:font-size="12pt" fo:font-style="normal" officeooo:rsid="0011add0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146ba3" style:font-size-asian="10.5pt" style:font-style-asian="normal" style:font-size-complex="12pt" style:font-style-complex="normal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fo:font-style="normal" officeooo:rsid="00100510" style:font-size-asian="12pt" style:font-style-asian="normal" style:font-size-complex="12pt" style:font-style-complex="normal"/>
    </style:style>
    <style:style style:name="T7" style:family="text">
      <style:text-properties fo:font-size="12pt" fo:font-style="italic" officeooo:rsid="0011add0" style:font-size-asian="12pt" style:font-style-asian="italic" style:font-size-complex="12pt" style:font-style-complex="italic"/>
    </style:style>
    <style:style style:name="T8" style:family="text">
      <style:text-properties fo:font-size="12pt" fo:font-style="italic" officeooo:rsid="0011add0" style:font-size-asian="10.5pt" style:font-style-asian="italic" style:font-size-complex="12pt" style:font-style-complex="italic"/>
    </style:style>
    <style:style style:name="T9" style:family="text">
      <style:text-properties fo:font-style="italic" officeooo:rsid="0011add0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add0" style:font-weight-asian="bold" style:font-weight-complex="bold"/>
    </style:style>
    <style:style style:name="T12" style:family="text">
      <style:text-properties officeooo:rsid="0011ad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79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draw:stroke-dash="Dash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draw:stroke-dash="Dash_20_1" svg:stroke-width="0.051cm" svg:stroke-color="#3465a4" draw:marker-start="" draw:marker-start-width="0.275cm" draw:marker-start-center="false" draw:marker-end="" draw:marker-end-width="0.275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draw:stroke-dash="Dash_20_1" svg:stroke-width="0.051cm" svg:stroke-color="#3465a4" draw:marker-start="" draw:marker-start-width="0.275cm" draw:marker-start-center="false" draw:marker-end="" draw:marker-end-width="0.275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repaso</text:p>
      <text:p text:style-name="P1">Conceptos teóricos</text:p>
      <text:p text:style-name="P2"/>
      <text:p text:style-name="P2"/>
      <text:p text:style-name="P3">Instalar LaTex en Ubuntu</text:p>
      <text:p text:style-name="P4">https://tex.stackexchange.com/questions/150503/how-to-insert-latex-formulas-in-libreoffice</text:p>
      <text:p text:style-name="P4"/>
      <text:p text:style-name="P5"><text:span text:style-name="T11">Regla</text:span><text:span text:style-name="T10"> de los signos</text:span></text:p>
      <text:p text:style-name="P8"/>
      <text:p text:style-name="P5"><text:span text:style-name="T12">Regla</text:span> de los signos para suma:</text:p>
      <text:list xml:id="list436219099" text:style-name="L1">
        <text:list-item>
          <text:p text:style-name="P9">Si los números tienen el mismo signo, se suman los valores absolutos y al resultado se le coloca el signo común.<text:line-break/><text:span text:style-name="T9">ejemplos:</text:span><text:line-break/><draw:g text:anchor-type="as-char" svg:y="-0.282cm" draw:z-index="0" draw:name="Forma1_0" draw:style-name="gr178"><svg:title>TexMaths</svg:title><svg:desc>12§display§4+8=12§svg§600§FALSE§</svg:desc><draw:g draw:style-name="gr2"><draw:path draw:style-name="gr181" draw:text-style-name="P17" svg:width="1.853cm" svg:height="0.274cm" svg:x="0.008cm" svg:y="0.021cm" svg:viewBox="0 0 1854 275" svg:d="M0 0c618 0 1236 0 1854 0 0 91 0 184 0 275-618 0-1236 0-1854 0 0-91 0-184 0-275z"><text:p/></draw:path><draw:path draw:style-name="gr182" draw:text-style-name="P18" svg:width="0.185cm" svg:height="0.282cm" svg:x="-0.001cm" svg:y="0cm" svg:viewBox="0 0 186 283" svg:d="M112 214c0 13 0 25 0 37 0 14 0 19-32 19-3 0-6 0-9 0 0 5 0 8 0 13 18-1 39-1 57-1 17 0 40 0 57 1 0-5 0-8 0-13-3 0-6 0-9 0-31 0-32-5-32-19 0-12 0-24 0-37 14 0 28 0 42 0 0-4 0-9 0-14-14 0-28 0-42 0 0-62 0-126 0-189 0-9 0-11-6-11-4 0-6 0-8 5-44 65-87 131-130 195 0 5 0 10 0 14 37 0 74 0 112 0zM114 200c-34 0-68 0-102 0 34-51 68-103 102-154 0 51 0 103 0 154z"><text:p/></draw:path><draw:path draw:style-name="gr182" draw:text-style-name="P18" svg:width="0.28cm" svg:height="0.277cm" svg:x="0.314cm" svg:y="0.039cm" svg:viewBox="0 0 281 278" svg:d="M149 148c39 0 78 0 117 0 6 0 15 0 15-9 0-8-9-8-15-8-39 0-78 0-117 0 0-40 0-78 0-118 0-5 0-13-9-13-8 0-8 8-8 13 0 40 0 78 0 118-40 0-78 0-118 0-6 0-14 0-14 8 0 9 8 9 14 9 40 0 78 0 118 0 0 38 0 78 0 116 0 6 0 14 8 14 9 0 9-8 9-14 0-38 0-78 0-116z"><text:p/></draw:path><draw:path draw:style-name="gr182" draw:text-style-name="P18" svg:width="0.173cm" svg:height="0.287cm" svg:x="0.731cm" svg:y="0.005cm" svg:viewBox="0 0 174 288" svg:d="M50 88c-19-12-20-27-20-34 0-26 26-43 56-43 32 0 58 21 58 51 0 24-16 45-41 59-18-12-35-23-53-33zM112 127c31-15 51-37 51-65 0-38-37-62-75-62-42 0-77 31-77 70 0 8 1 26 19 46 4 5 19 16 30 23-24 12-60 34-60 76 0 44 42 73 86 73 48 0 88-35 88-80 0-15-5-34-20-51-9-8-15-13-42-30zM70 145c16 11 34 21 51 31 12 9 33 21 33 47 0 31-33 53-66 53-38 0-68-26-68-61 0-24 14-52 50-70z"><text:p/></draw:path><draw:path draw:style-name="gr182" draw:text-style-name="P18" svg:width="0.279cm" svg:height="0.096cm" svg:x="1.063cm" svg:y="0.132cm" svg:viewBox="0 0 280 97" svg:d="M265 17c7 0 15 0 15-9 0-8-8-8-14-8-84 0-169 0-253 0-6 0-13 0-13 8 0 9 7 9 14 9 84 0 167 0 251 0zM266 97c6 0 14 0 14-8 0-9-8-9-15-9-84 0-167 0-251 0-7 0-14 0-14 9 0 8 7 8 13 8 84 0 169 0 253 0z"><text:p/></draw:path><draw:path draw:style-name="gr182" draw:text-style-name="P18" svg:width="0.138cm" svg:height="0.277cm" svg:x="1.522cm" svg:y="0.005cm" svg:viewBox="0 0 139 278" svg:d="M86 11c0-10 0-11-9-11-27 26-64 26-77 26 0 5 0 9 0 14 8 0 34 0 55-11 0 72 0 144 0 216 0 15-1 20-39 20-5 0-9 0-14 0 0 5 0 9 0 13 15-1 52-1 69-1s54 0 68 1c0-4 0-8 0-13-5 0-8 0-13 0-38 0-40-5-40-20 0-78 0-156 0-234z"><text:p/></draw:path><draw:path draw:style-name="gr182" draw:text-style-name="P18" svg:width="0.167cm" svg:height="0.277cm" svg:x="1.716cm" svg:y="0.005cm" svg:viewBox="0 0 168 278" svg:d="M32 246c15-14 30-29 45-43 66-57 91-79 91-121 0-48-38-82-89-82-48 0-79 38-79 76 0 24 20 24 22 24 7 0 22-5 22-23 0-11-8-22-22-22-4 0-4 0-5 0 9-26 32-42 56-42 39 0 57 34 57 69 0 33-22 66-45 91-26 30-54 60-80 90-5 5-5 6-5 15 52 0 104 0 156 0 4-24 8-48 12-73-4 0-7 0-11 0-2 13-5 31-9 37-3 4-30 4-40 4-25 0-50 0-76 0z"><text:p/></draw:path></draw:g></draw:g> <text:line-break/><draw:g text:anchor-type="as-char" svg:y="-0.314cm" draw:z-index="1" draw:name="Forma3_0" draw:style-name="gr178"><svg:title>TexMaths</svg:title><svg:desc>12§display§(-5) + (-6) = -5 – 6 = -11§svg§600§FALSE§</svg:desc><draw:g draw:style-name="gr2"><draw:path draw:style-name="gr179" draw:text-style-name="P17" svg:width="5.003cm" svg:height="0.375cm" svg:x="-0.001cm" svg:y="0.022cm" svg:viewBox="0 0 5004 376" svg:d="M0 0c1668 0 3336 0 5004 0 0 125 0 251 0 376-1668 0-3336 0-5004 0 0-125 0-251 0-376z"><text:p/></draw:path><draw:path draw:style-name="gr180" draw:text-style-name="P18" svg:width="0.096cm" svg:height="0.419cm" svg:x="0.019cm" svg:y="0cm" svg:viewBox="0 0 97 420" svg:d="M97 415c0-2 0-2-7-9-53-53-66-132-66-196 0-73 17-146 68-199 5-5 5-5 5-7 0-3-1-4-3-4-5 0-42 29-68 82-21 47-26 93-26 128 0 32 5 83 28 130 25 52 61 80 66 80 2 0 3-2 3-5z"><text:p/></draw:path><draw:path draw:style-name="gr180" draw:text-style-name="P18" svg:width="0.257cm" svg:height="0.016cm" svg:x="0.176cm" svg:y="0.202cm" svg:viewBox="0 0 258 17" svg:d="M242 17c8 0 16 0 16-9 0-8-8-8-16-8-75 0-152 0-228 0-7 0-14 0-14 8 0 9 7 9 14 9 76 0 153 0 228 0z"><text:p/></draw:path><draw:path draw:style-name="gr180" draw:text-style-name="P18" svg:width="0.167cm" svg:height="0.287cm" svg:x="0.491cm" svg:y="0.035cm" svg:viewBox="0 0 168 288" svg:d="M168 196c0-51-35-93-80-93-21 0-39 8-54 22 0-28 0-55 0-82 8 3 22 6 36 6 51 0 81-38 81-44 0-3-1-5-3-5s-3 0-4 1c-8 5-30 13-58 13-16 0-36-3-56-12-4-1-4-1-5-1-5 0-5 4-5 10 0 42 0 83 0 125 0 7 0 11 6 11 4 0 5-2 6-4 5-7 21-30 54-30 23 0 33 19 36 28 8 15 8 31 8 53 0 14 0 38-10 56-10 16-25 26-46 26-30 0-54-21-61-46 1 1 3 1 7 1 14 0 21-10 21-21 0-9-7-19-21-19-6 0-20 3-20 21 0 36 29 76 76 76 49 0 92-39 92-92z"><text:p/></draw:path><draw:path draw:style-name="gr180" draw:text-style-name="P18" svg:width="0.096cm" svg:height="0.419cm" svg:x="0.704cm" svg:y="0cm" svg:viewBox="0 0 97 420" svg:d="M97 210c0-32-5-84-27-131-26-51-62-79-66-79-3 0-4 1-4 4 0 2 0 2 7 10 42 41 66 109 66 196 0 71-15 145-68 199-5 4-5 4-5 6 0 3 1 5 4 5 4 0 42-29 67-82 21-47 26-94 26-128z"><text:p/></draw:path><draw:path draw:style-name="gr180" draw:text-style-name="P18" svg:width="0.28cm" svg:height="0.279cm" svg:x="0.961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180" draw:text-style-name="P18" svg:width="0.096cm" svg:height="0.419cm" svg:x="1.401cm" svg:y="0cm" svg:viewBox="0 0 97 420" svg:d="M97 415c0-2 0-2-7-9-53-53-66-132-66-196 0-73 16-146 68-199 5-5 5-5 5-7 0-3-1-4-3-4-5 0-42 29-68 82-21 47-26 93-26 128 0 32 5 83 28 130 25 52 61 80 66 80 2 0 3-2 3-5z"><text:p/></draw:path><draw:path draw:style-name="gr180" draw:text-style-name="P18" svg:width="0.256cm" svg:height="0.016cm" svg:x="1.558cm" svg:y="0.202cm" svg:viewBox="0 0 257 17" svg:d="M242 17c8 0 15 0 15-9 0-8-7-8-15-8-75 0-152 0-228 0-7 0-14 0-14 8 0 9 7 9 14 9 76 0 153 0 228 0z"><text:p/></draw:path><draw:path draw:style-name="gr180" draw:text-style-name="P18" svg:width="0.173cm" svg:height="0.287cm" svg:x="1.869cm" svg:y="0.035cm" svg:viewBox="0 0 174 288" svg:d="M37 143c0-4 0-7 0-11 0-106 53-121 75-121 9 0 27 2 37 17-7 0-24 0-24 19 0 13 11 19 19 19 7 0 20-3 20-20 0-26-19-46-54-46-54 0-110 55-110 148 0 110 48 140 88 140 46 0 86-39 86-93 0-53-37-94-84-94-29 0-44 22-53 42zM88 276c-27 0-40-25-42-31-8-19-8-51-8-60 0-32 14-74 52-74 6 0 26 0 38 26 9 16 9 37 9 58 0 19 0 39-7 55-14 25-33 26-42 26z"><text:p/></draw:path><draw:path draw:style-name="gr180" draw:text-style-name="P18" svg:width="0.096cm" svg:height="0.419cm" svg:x="2.086cm" svg:y="0cm" svg:viewBox="0 0 97 420" svg:d="M97 210c0-32-5-84-27-131-26-51-62-79-66-79-3 0-4 1-4 4 0 2 0 2 7 10 42 41 66 109 66 196 0 71-15 145-68 199-5 4-5 4-5 6 0 3 1 5 4 5 4 0 42-29 67-82 21-47 26-94 26-128z"><text:p/></draw:path><draw:path draw:style-name="gr180" draw:text-style-name="P18" svg:width="0.28cm" svg:height="0.098cm" svg:x="2.366cm" svg:y="0.161cm" svg:viewBox="0 0 281 99" svg:d="M266 17c8 0 15 0 15-9 0-8-7-8-13-8-84 0-170 0-254 0-6 0-14 0-14 8 0 9 8 9 14 9 84 0 168 0 252 0zM268 99c6 0 13 0 13-9 0-8-7-8-15-8-84 0-168 0-252 0-6 0-14 0-14 8 0 9 8 9 14 9 84 0 170 0 254 0z"><text:p/></draw:path><draw:path draw:style-name="gr180" draw:text-style-name="P18" svg:width="0.257cm" svg:height="0.016cm" svg:x="2.822cm" svg:y="0.202cm" svg:viewBox="0 0 258 17" svg:d="M242 17c8 0 16 0 16-9 0-8-8-8-16-8-75 0-152 0-228 0-7 0-14 0-14 8 0 9 7 9 14 9 76 0 153 0 228 0z"><text:p/></draw:path><draw:path draw:style-name="gr180" draw:text-style-name="P18" svg:width="0.167cm" svg:height="0.287cm" svg:x="3.136cm" svg:y="0.035cm" svg:viewBox="0 0 168 288" svg:d="M168 196c0-51-35-93-80-93-21 0-39 8-54 22 0-28 0-55 0-82 8 3 22 6 36 6 52 0 81-38 81-44 0-3-1-5-3-5s-2 0-4 1c-8 5-29 13-58 13-16 0-36-3-56-12-4-1-4-1-5-1-3 0-3 4-3 10 0 42 0 83 0 125 0 7 0 11 4 11s5-2 6-4c5-7 21-30 54-30 23 0 33 19 36 28 8 15 9 31 9 53 0 14 0 38-11 56-10 16-25 26-44 26-32 0-56-21-63-46 1 1 3 1 7 1 14 0 21-10 21-21 0-9-7-19-21-19-6 0-20 3-20 21 0 36 29 76 76 76 49 0 92-39 92-92z"><text:p/></draw:path><draw:path draw:style-name="gr180" draw:text-style-name="P18" svg:width="0.209cm" svg:height="0.007cm" svg:x="3.326cm" svg:y="0.2cm" svg:viewBox="0 0 210 8" svg:d="M0 0c70 0 140 0 210 0 0 2 0 6 0 8-70 0-140 0-210 0 0-2 0-6 0-8z"><text:p/></draw:path><draw:path draw:style-name="gr180" draw:text-style-name="P18" svg:width="0.174cm" svg:height="0.287cm" svg:x="3.553cm" svg:y="0.035cm" svg:viewBox="0 0 175 288" svg:d="M38 143c0-4 0-7 0-11 0-106 52-121 74-121 10 0 28 2 37 17-6 0-23 0-23 19 0 13 10 19 19 19 7 0 19-3 19-20 0-26-18-46-52-46-54 0-112 55-112 148 0 110 49 140 89 140 47 0 86-39 86-93 0-53-37-94-84-94-29 0-44 22-53 42zM89 276c-27 0-40-25-42-31-7-19-7-51-7-60 0-32 13-74 50-74 7 0 26 0 40 26 7 16 7 37 7 58 0 19 0 39-7 55-12 25-32 26-41 26z"><text:p/></draw:path><draw:path draw:style-name="gr180" draw:text-style-name="P18" svg:width="0.28cm" svg:height="0.098cm" svg:x="3.887cm" svg:y="0.161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180" draw:text-style-name="P18" svg:width="0.257cm" svg:height="0.016cm" svg:x="4.344cm" svg:y="0.202cm" svg:viewBox="0 0 258 17" svg:d="M242 17c8 0 16 0 16-9 0-8-8-8-16-8-75 0-152 0-228 0-7 0-14 0-14 8 0 9 7 9 14 9 76 0 153 0 228 0z"><text:p/></draw:path><draw:path draw:style-name="gr180" draw:text-style-name="P18" svg:width="0.138cm" svg:height="0.279cm" svg:x="4.674cm" svg:y="0.035cm" svg:viewBox="0 0 139 280" svg:d="M86 11c0-10 0-11-9-11-27 28-63 28-77 28 0 4 0 8 0 13 8 0 34 0 55-11 0 72 0 144 0 216 0 15-1 21-38 21-5 0-10 0-15 0 0 5 0 9 0 13 16-2 52-2 69-2s54 0 68 2c0-4 0-8 0-13-5 0-8 0-13 0-38 0-40-5-40-21 0-78 0-157 0-235z"><text:p/></draw:path><draw:path draw:style-name="gr180" draw:text-style-name="P18" svg:width="0.138cm" svg:height="0.279cm" svg:x="4.885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/draw:g></draw:g> <text:line-break/></text:p>
        </text:list-item>
      </text:list>
      <text:list xml:id="list3683755319" text:style-name="L2">
        <text:list-item>
          <text:p text:style-name="P10"><text:span text:style-name="T5">Si números son de distinto signo, se restan los valores absolutos (al mayor le restamos el menor) y al resultado se le coloca el signo del número con mayor valor absoluto.<text:line-break/></text:span><text:span text:style-name="T7">ejemplos:</text:span><text:span text:style-name="T5"><text:line-break/></text:span><text:span text:style-name="T5"><draw:g text:anchor-type="as-char" svg:y="-0.282cm" draw:z-index="2" draw:style-name="gr1"><svg:title>TexMaths</svg:title><svg:desc>12§display§-7 + 4 = 7 - 4 = 3§svg§600§FALSE§</svg:desc><draw:g draw:style-name="gr2"><draw:path draw:style-name="gr167" draw:text-style-name="P17" svg:width="3.473cm" svg:height="0.274cm" svg:x="0.001cm" svg:y="0.021cm" svg:viewBox="0 0 3474 275" svg:d="M0 0c1158 0 2316 0 3474 0 0 91 0 184 0 275-1158 0-2316 0-3474 0 0-91 0-184 0-275z"><text:p/></draw:path><draw:path draw:style-name="gr168" draw:text-style-name="P18" svg:width="0.257cm" svg:height="0.016cm" svg:x="0.014cm" svg:y="0.169cm" svg:viewBox="0 0 258 17" svg:d="M244 17c6 0 14 0 14-9 0-8-8-8-14-8-77 0-153 0-230 0-7 0-14 0-14 8 0 9 7 9 14 9 77 0 153 0 230 0z"><text:p/></draw:path><draw:path draw:style-name="gr169" draw:text-style-name="P18" svg:width="0.18cm" svg:height="0.292cm" svg:x="0.331cm" svg:y="0cm" svg:viewBox="0 0 181 293" svg:d="M176 29c5-5 5-6 5-15-35 0-68 0-103 0-52 0-52-6-54-14-4 0-6 0-10 0-4 29-9 58-14 86 4 0 7 0 11 0 1-6 5-32 9-37 4-2 36-2 42-2 29 0 59 0 88 0-5 6-38 51-48 66-37 55-52 114-52 156 0 5 0 24 20 24 19 0 19-19 19-24 0-6 0-13 0-21 0-24 1-46 5-69 2-10 8-45 26-71 19-26 37-53 56-79z"><text:p/></draw:path><draw:path draw:style-name="gr170" draw:text-style-name="P18" svg:width="0.279cm" svg:height="0.277cm" svg:x="0.636cm" svg:y="0.039cm" svg:viewBox="0 0 280 278" svg:d="M149 148c39 0 78 0 117 0 6 0 14 0 14-9 0-8-8-8-14-8-39 0-78 0-117 0 0-40 0-78 0-118 0-5 0-13-9-13-8 0-8 8-8 13 0 40 0 78 0 118-40 0-79 0-119 0-6 0-13 0-13 8 0 9 7 9 13 9 40 0 79 0 119 0 0 38 0 78 0 116 0 6 0 14 8 14 9 0 9-8 9-14 0-38 0-78 0-116z"><text:p/></draw:path><draw:path draw:style-name="gr171" draw:text-style-name="P18" svg:width="0.186cm" svg:height="0.282cm" svg:x="1.045cm" svg:y="0cm" svg:viewBox="0 0 187 283" svg:d="M113 214c0 13 0 25 0 37 0 14-1 19-33 19-3 0-6 0-9 0 0 5 0 8 0 13 18-1 39-1 57-1s40 0 58 1c0-5 0-8 0-13-4 0-6 0-10 0-31 0-31-5-31-19 0-12 0-24 0-37 15 0 28 0 42 0 0-4 0-9 0-14-14 0-27 0-42 0 0-62 0-126 0-189 0-9 0-11-7-11-4 0-5 0-8 5-44 65-87 131-130 195 0 5 0 10 0 14 37 0 76 0 113 0zM115 200c-35 0-68 0-103 0 35-51 68-103 103-154 0 51 0 103 0 154z"><text:p/></draw:path><draw:path draw:style-name="gr172" draw:text-style-name="P18" svg:width="0.28cm" svg:height="0.096cm" svg:x="1.384cm" svg:y="0.132cm" svg:viewBox="0 0 281 97" svg:d="M266 17c6 0 15 0 15-9 0-8-9-8-15-8-84 0-168 0-252 0-6 0-14 0-14 8 0 9 8 9 14 9 84 0 168 0 252 0zM266 97c6 0 15 0 15-8 0-9-9-9-15-9-84 0-168 0-252 0-6 0-14 0-14 9 0 8 8 8 14 8 84 0 168 0 252 0z"><text:p/></draw:path><draw:path draw:style-name="gr173" draw:text-style-name="P18" svg:width="0.18cm" svg:height="0.292cm" svg:x="1.828cm" svg:y="0cm" svg:viewBox="0 0 181 293" svg:d="M178 29c3-5 3-6 3-15-35 0-68 0-103 0-50 0-52-6-54-14-4 0-6 0-10 0-4 29-9 58-14 86 4 0 7 0 11 0 1-6 5-32 11-37 2-2 34-2 40-2 29 0 59 0 88 0-5 6-38 51-48 66-37 55-52 114-52 156 0 5 0 24 20 24 19 0 19-19 19-24 0-6 0-13 0-21 0-24 2-46 5-69 2-10 8-45 26-71 19-26 38-53 58-79z"><text:p/></draw:path><draw:path draw:style-name="gr174" draw:text-style-name="P18" svg:width="0.257cm" svg:height="0.016cm" svg:x="2.144cm" svg:y="0.169cm" svg:viewBox="0 0 258 17" svg:d="M244 17c7 0 14 0 14-9 0-8-7-8-14-8-76 0-153 0-228 0-8 0-16 0-16 8 0 9 8 9 16 9 75 0 152 0 228 0z"><text:p/></draw:path><draw:path draw:style-name="gr175" draw:text-style-name="P18" svg:width="0.186cm" svg:height="0.282cm" svg:x="2.542cm" svg:y="0cm" svg:viewBox="0 0 187 283" svg:d="M113 214c0 13 0 25 0 37 0 14-1 19-33 19-2 0-6 0-8 0 0 5 0 8 0 13 17-1 38-1 56-1s40 0 58 1c0-5 0-8 0-13-4 0-6 0-10 0-31 0-31-5-31-19 0-12 0-24 0-37 15 0 28 0 42 0 0-4 0-9 0-14-14 0-27 0-42 0 0-62 0-126 0-189 0-9 0-11-7-11-4 0-5 0-8 5-44 65-87 131-130 195 0 5 0 10 0 14 37 0 76 0 113 0zM115 200c-35 0-68 0-103 0 35-51 68-103 103-154 0 51 0 103 0 154z"><text:p/></draw:path><draw:path draw:style-name="gr176" draw:text-style-name="P18" svg:width="0.28cm" svg:height="0.096cm" svg:x="2.882cm" svg:y="0.132cm" svg:viewBox="0 0 281 97" svg:d="M266 17c6 0 15 0 15-9 0-8-9-8-15-8-84 0-168 0-252 0-6 0-14 0-14 8 0 9 8 9 14 9 84 0 168 0 252 0zM266 97c6 0 15 0 15-8 0-9-9-9-15-9-84 0-168 0-252 0-6 0-14 0-14 9 0 8 8 8 14 8 84 0 168 0 252 0z"><text:p/></draw:path><draw:path draw:style-name="gr177" draw:text-style-name="P18" svg:width="0.174cm" svg:height="0.287cm" svg:x="3.321cm" svg:y="0.005cm" svg:viewBox="0 0 175 288" svg:d="M104 132c35-12 60-41 60-74 0-35-37-58-78-58-43 0-74 25-74 56 0 15 8 23 22 23 12 0 21-9 21-21 0-22-20-22-26-22 13-20 41-25 55-25 18 0 41 8 41 47 0 4-1 28-12 48-12 20-27 21-37 21-4 0-14 1-17 1s-6 2-6 5c0 5 3 5 11 5 6 0 12 0 18 0 34 0 50 28 50 68 0 58-29 70-48 70-18 0-49-7-65-32 16 2 29-8 29-23 0-16-12-24-24-24-11 0-24 6-24 25 0 38 40 66 85 66 52 0 90-38 90-82 0-34-26-66-71-74z"><text:p/></draw:path></draw:g></draw:g></text:span><text:span text:style-name="T5"> </text:span><text:span text:style-name="T6">luego colocamos el signo, entonces </text:span><text:span text:style-name="T6"><draw:g text:anchor-type="as-char" svg:y="-0.256cm" draw:z-index="3" draw:style-name="gr1"><svg:title>TexMaths</svg:title><svg:desc>12§display§= -3§svg§600§FALSE§</svg:desc><draw:g draw:style-name="gr2"><draw:path draw:style-name="gr163" draw:text-style-name="P17" svg:width="0.919cm" svg:height="0.243cm" svg:x="0.001cm" svg:y="0.022cm" svg:viewBox="0 0 920 244" svg:d="M0 0c307 0 613 0 920 0 0 82 0 163 0 244-307 0-613 0-920 0 0-81 0-162 0-244z"><text:p/></draw:path><draw:path draw:style-name="gr164" draw:text-style-name="P18" svg:width="0.279cm" svg:height="0.097cm" svg:x="0.003cm" svg:y="0.126cm" svg:viewBox="0 0 280 98" svg:d="M265 17c6 0 15 0 15-9 0-8-9-8-14-8-85 0-169 0-253 0-6 0-13 0-13 8 0 9 7 9 14 9 84 0 167 0 251 0zM266 98c5 0 14 0 14-8s-9-8-15-8c-84 0-167 0-251 0-7 0-14 0-14 8s7 8 13 8c84 0 168 0 253 0z"><text:p/></draw:path><draw:path draw:style-name="gr165" draw:text-style-name="P18" svg:width="0.256cm" svg:height="0.016cm" svg:x="0.459cm" svg:y="0.166cm" svg:viewBox="0 0 257 17" svg:d="M242 17c8 0 15 0 15-9 0-8-7-8-15-8-76 0-152 0-228 0-7 0-14 0-14 8 0 9 7 9 14 9 76 0 152 0 228 0z"><text:p/></draw:path><draw:path draw:style-name="gr166" draw:text-style-name="P18" svg:width="0.174cm" svg:height="0.287cm" svg:x="0.768cm" svg:y="0cm" svg:viewBox="0 0 175 288" svg:d="M104 132c35-11 60-41 60-74 0-34-37-58-78-58-43 0-74 25-74 58 0 13 10 21 22 21 13 0 21-9 21-21 0-22-20-22-26-22 13-20 41-25 56-25 17 0 40 8 40 47 0 4 0 29-12 47-12 21-27 22-37 22-4 0-14 1-17 1-3 1-6 1-6 5 0 5 3 5 11 5 6 0 12 0 18 0 34 0 50 27 50 68 0 58-29 70-48 70-18 0-49-8-65-31 16 1 29-8 29-24 0-15-12-23-24-23-10 0-24 6-24 24 0 38 40 66 85 66 52 0 90-39 90-82 0-33-26-66-71-74z"><text:p/></draw:path></draw:g></draw:g></text:span><text:span text:style-name="T6"><text:line-break/></text:span><text:span text:style-name="T6"><draw:g text:anchor-type="as-char" svg:y="-0.314cm" draw:z-index="4" draw:style-name="gr1"><svg:title>TexMaths</svg:title><svg:desc>12§display§3 + (-5) = 5 - 3 = 2§svg§600§FALSE§</svg:desc><draw:g draw:style-name="gr2"><draw:path draw:style-name="gr150" draw:text-style-name="P17" svg:width="3.798cm" svg:height="0.376cm" svg:x="0.004cm" svg:y="0.023cm" svg:viewBox="0 0 3799 377" svg:d="M1901 377c-634 0-1267 0-1901 0 0-126 0-251 0-377 1266 0 2533 0 3799 0 0 126 0 251 0 377-632 0-1266 0-1898 0z"><text:p/></draw:path><draw:path draw:style-name="gr151" draw:text-style-name="P18" svg:width="0.174cm" svg:height="0.287cm" svg:x="0.001cm" svg:y="0.037cm" svg:viewBox="0 0 175 288" svg:d="M104 132c35-12 59-41 59-74 0-35-37-58-77-58-43 0-75 25-75 56 0 15 9 23 21 23 14 0 22-9 22-21 0-22-19-22-25-22 12-20 41-26 55-26 18 0 41 9 41 48 0 5-1 29-12 48-12 19-27 21-37 21-4 0-14 2-17 2-4 0-6 1-6 4 0 5 2 5 9 5 6 0 14 0 20 0 34 0 50 29 50 70 0 56-30 68-48 68s-50-7-65-32c15 2 28-7 28-22s-11-24-23-24c-11 0-24 6-24 26 0 37 40 64 85 64 52 0 90-38 90-80 0-35-26-67-71-76z"><text:p/></draw:path><draw:path draw:style-name="gr152" draw:text-style-name="P18" svg:width="0.279cm" svg:height="0.278cm" svg:x="0.312cm" svg:y="0.072cm" svg:viewBox="0 0 280 279" svg:d="M149 149c39 0 78 0 117 0 6 0 14-1 14-10s-8-8-14-8c-39 0-78 0-117 0 0-40 0-78 0-118 0-6 0-13-9-13-8 0-8 7-8 13 0 40 0 78 0 118-40 0-79 0-119 0-6 0-13-1-13 8s7 10 13 10c40 0 79 0 119 0 0 39 0 78 0 117 0 6 0 13 8 13 9 0 9-7 9-13 0-39 0-78 0-117z"><text:p/></draw:path><draw:path draw:style-name="gr153" draw:text-style-name="P18" svg:width="0.097cm" svg:height="0.42cm" svg:x="0.751cm" svg:y="0.001cm" svg:viewBox="0 0 98 421" svg:d="M98 416c0-1 0-1-7-9-53-54-67-133-67-197 0-73 17-146 68-198 6-6 6-6 6-7 0-4-2-5-4-5-4 0-42 29-68 83-21 46-26 92-26 127 0 33 5 83 28 131 25 52 62 80 66 80 2 0 4-1 4-5z"><text:p/></draw:path><draw:path draw:style-name="gr154" draw:text-style-name="P18" svg:width="0.257cm" svg:height="0.017cm" svg:x="0.908cm" svg:y="0.203cm" svg:viewBox="0 0 258 18" svg:d="M242 18c8 0 16-1 16-10 0-8-8-8-16-8-75 0-152 0-228 0-7 0-14 0-14 8 0 9 7 10 14 10 76 0 153 0 228 0z"><text:p/></draw:path><draw:path draw:style-name="gr155" draw:text-style-name="P18" svg:width="0.167cm" svg:height="0.287cm" svg:x="1.222cm" svg:y="0.037cm" svg:viewBox="0 0 168 288" svg:d="M168 196c0-51-35-93-80-93-21 0-39 8-53 22 0-28 0-55 0-83 8 4 21 6 35 6 52 0 81-38 81-43 0-4-1-5-3-5s-2 0-4 1c-8 4-29 12-58 12-16 0-36-3-56-12-2-1-4-1-5-1-3 0-3 4-3 10 0 42 0 83 0 125 0 8 0 10 6 10 2 0 3-1 4-3 5-6 21-29 54-29 23 0 34 19 36 26 8 16 9 33 9 53 0 15 0 40-11 57-10 17-25 27-44 27-32 0-56-22-63-46 1 0 3 0 7 0 15 0 22-10 22-20s-7-20-22-20c-6 0-20 4-20 23 0 35 29 75 76 75 49 0 92-40 92-92z"><text:p/></draw:path><draw:path draw:style-name="gr156" draw:text-style-name="P18" svg:width="0.096cm" svg:height="0.42cm" svg:x="1.436cm" svg:y="0.001cm" svg:viewBox="0 0 97 421" svg:d="M97 210c0-32-5-83-27-131-26-51-62-79-66-79-3 0-4 2-4 5 0 1 0 1 8 9 41 41 65 109 65 196 0 71-15 146-68 199-5 6-5 6-5 7 0 2 1 5 4 5 4 0 42-29 67-83 21-46 26-93 26-128z"><text:p/></draw:path><draw:path draw:style-name="gr157" draw:text-style-name="P18" svg:width="0.279cm" svg:height="0.099cm" svg:x="1.717cm" svg:y="0.162cm" svg:viewBox="0 0 280 100" svg:d="M265 18c7 0 15-1 15-10 0-8-8-8-14-8-84 0-169 0-253 0-6 0-13 0-13 8 0 9 7 10 14 10 84 0 167 0 251 0zM266 100c6 0 14 0 14-9s-8-9-15-9c-84 0-167 0-251 0-7 0-14 0-14 9s7 9 13 9c84 0 169 0 253 0z"><text:p/></draw:path><draw:path draw:style-name="gr158" draw:text-style-name="P18" svg:width="0.168cm" svg:height="0.287cm" svg:x="2.157cm" svg:y="0.037cm" svg:viewBox="0 0 169 288" svg:d="M169 196c0-51-35-93-80-93-21 0-39 8-54 22 0-28 0-55 0-83 8 4 23 6 36 6 51 0 81-38 81-43 0-4-1-5-4-5-2 0-2 0-3 1-8 4-30 12-57 12-17 0-36-3-57-12-3-1-3-1-5-1-4 0-4 4-4 10 0 42 0 83 0 125 0 8 0 10 6 10 3 0 3-1 6-3 4-6 20-29 54-29 21 0 32 19 36 26 7 16 7 33 7 53 0 15 0 40-10 57-11 17-26 27-45 27-30 0-54-22-62-46 2 0 3 0 8 0 13 0 20-10 20-20s-7-20-20-20c-6 0-22 4-22 23 0 35 30 75 77 75 49 0 92-40 92-92z"><text:p/></draw:path><draw:path draw:style-name="gr159" draw:text-style-name="P18" svg:width="0.256cm" svg:height="0.017cm" svg:x="2.476cm" svg:y="0.203cm" svg:viewBox="0 0 257 18" svg:d="M242 18c8 0 15-1 15-10 0-8-7-8-15-8-75 0-152 0-228 0-7 0-14 0-14 8 0 9 7 10 14 10 76 0 153 0 228 0z"><text:p/></draw:path><draw:path draw:style-name="gr160" draw:text-style-name="P18" svg:width="0.173cm" svg:height="0.287cm" svg:x="2.881cm" svg:y="0.037cm" svg:viewBox="0 0 174 288" svg:d="M104 132c35-12 59-41 59-74 0-35-37-58-78-58-42 0-74 25-74 56 0 15 9 23 21 23 14 0 22-9 22-21 0-22-19-22-26-22 13-20 40-26 56-26 17 0 41 9 41 48 0 5-1 29-12 48-13 19-28 21-37 21-4 0-15 2-17 2-4 0-6 1-6 4 0 5 2 5 9 5 6 0 12 0 18 0 35 0 51 29 51 70 0 56-29 68-47 68s-50-7-65-32c15 2 28-7 28-22s-11-24-24-24c-10 0-23 6-23 26 0 37 38 64 85 64 52 0 89-38 89-80 0-35-26-67-70-76z"><text:p/></draw:path><draw:path draw:style-name="gr161" draw:text-style-name="P18" svg:width="0.279cm" svg:height="0.099cm" svg:x="3.214cm" svg:y="0.162cm" svg:viewBox="0 0 280 100" svg:d="M266 18c6 0 14-1 14-10 0-8-8-8-14-8-84 0-169 0-253 0-5 0-13 0-13 8 0 9 8 10 14 10 84 0 168 0 252 0zM266 100c6 0 14 0 14-9s-8-9-14-9c-84 0-168 0-252 0-6 0-14 0-14 9s8 9 13 9c84 0 169 0 253 0z"><text:p/></draw:path><draw:path draw:style-name="gr162" draw:text-style-name="P18" svg:width="0.167cm" svg:height="0.278cm" svg:x="3.657cm" svg:y="0.037cm" svg:viewBox="0 0 168 279" svg:d="M32 246c15-14 30-27 45-42 66-57 91-80 91-122 0-48-38-82-90-82-47 0-78 38-78 76 0 24 20 24 22 24 7 0 21-5 21-23 0-11-7-22-21-22-4 0-5 0-6 0 9-27 32-42 57-42 39 0 57 34 57 69 0 33-22 66-45 92-27 30-54 59-81 89-4 5-4 6-4 16 52 0 104 0 156 0 4-24 8-48 12-72-4 0-7 0-11 0-2 13-5 30-9 36-3 3-30 3-40 3-25 0-50 0-76 0z"><text:p/></draw:path></draw:g></draw:g></text:span><text:span text:style-name="T6"> luego colocamos el signo, entonces </text:span><text:span text:style-name="T6"><draw:g text:anchor-type="as-char" svg:y="-0.249cm" draw:z-index="5" draw:style-name="gr1"><svg:title>TexMaths</svg:title><svg:desc>12§display§=-2§svg§600§FALSE§</svg:desc><draw:g draw:style-name="gr2"><draw:path draw:style-name="gr146" draw:text-style-name="P17" svg:width="0.915cm" svg:height="0.235cm" svg:x="0.001cm" svg:y="0.022cm" svg:viewBox="0 0 916 236" svg:d="M0 0c306 0 610 0 916 0 0 78 0 158 0 236-306 0-610 0-916 0 0-78 0-158 0-236z"><text:p/></draw:path><draw:path draw:style-name="gr147" draw:text-style-name="P18" svg:width="0.278cm" svg:height="0.097cm" svg:x="0.003cm" svg:y="0.127cm" svg:viewBox="0 0 279 98" svg:d="M265 17c6 0 14 0 14-9 0-8-8-8-14-8-84 0-168 0-252 0-6 0-13 0-13 8 0 9 7 9 14 9 84 0 167 0 251 0zM265 98c6 0 14 0 14-9 0-8-8-8-14-8-84 0-167 0-251 0-7 0-14 0-14 8 0 9 7 9 13 9 84 0 168 0 252 0z"><text:p/></draw:path><draw:path draw:style-name="gr148" draw:text-style-name="P18" svg:width="0.256cm" svg:height="0.016cm" svg:x="0.459cm" svg:y="0.167cm" svg:viewBox="0 0 257 17" svg:d="M242 17c7 0 15 0 15-9 0-8-8-8-15-8-77 0-152 0-228 0-7 0-14 0-14 8 0 9 7 9 14 9 76 0 151 0 228 0z"><text:p/></draw:path><draw:path draw:style-name="gr149" draw:text-style-name="P18" svg:width="0.167cm" svg:height="0.278cm" svg:x="0.77cm" svg:y="0cm" svg:viewBox="0 0 168 279" svg:d="M32 247c15-15 30-29 45-43 66-58 91-80 91-122 0-48-39-82-89-82-48 0-79 39-79 76 0 24 22 24 23 24 7 0 21-5 21-23 0-11-7-22-22-22-4 0-4 0-5 2 9-28 32-44 56-44 38 0 56 34 56 69 0 34-20 65-44 91-26 31-54 61-80 91-5 5-5 6-5 15 52 0 104 0 156 0 3-24 7-48 12-73-4 0-7 0-11 0-2 13-5 31-8 37-4 4-32 4-41 4-25 0-50 0-76 0z"><text:p/></draw:path></draw:g></draw:g></text:span><text:span text:style-name="T5"><text:line-break/></text:span></text:p>
        </text:list-item>
      </text:list>
      <text:p text:style-name="P12"><text:span text:style-name="T1">Nota: se debe tomar en cuenta que si un número no posee un signo evidente este se sobre entiende que es de signo positivo + y no es necesario escribirlo. En el caso de ser un resultado negativo, se necesita escribir el signo negativo.</text:span></text:p>
      <text:p text:style-name="P11"/>
      <text:list xml:id="list2267195528" text:style-name="L3">
        <text:list-item>
          <text:p text:style-name="P14"><text:span text:style-name="T3">Regla de los signos para la multiplicación y división:<text:line-break/>+ “por” + = +<text:line-break/>+ “por” - = -<text:line-break/>- “por” + = -<text:line-break/>- “por” - = +<text:line-break/></text:span><text:span text:style-name="T8">ejemplos:</text:span><text:span text:style-name="T3"><text:line-break/></text:span><text:span text:style-name="T3"><draw:g text:anchor-type="as-char" svg:y="-0.256cm" draw:z-index="6" draw:style-name="gr1"><svg:title>TexMaths</svg:title><svg:desc>12§display§2\times5=10§svg§600§FALSE§</svg:desc><draw:g draw:style-name="gr2"><draw:path draw:style-name="gr139" draw:text-style-name="P17" svg:width="1.857cm" svg:height="0.244cm" svg:x="0.001cm" svg:y="0.022cm" svg:viewBox="0 0 1858 245" svg:d="M0 0c619 0 1239 0 1858 0 0 82 0 163 0 245-619 0-1239 0-1858 0 0-82 0-163 0-245z"><text:p/></draw:path><draw:path draw:style-name="gr140" draw:text-style-name="P18" svg:width="0.167cm" svg:height="0.277cm" svg:x="0.001cm" svg:y="0cm" svg:viewBox="0 0 168 278" svg:d="M32 246c15-15 30-29 45-43 66-58 91-80 91-122 0-47-38-81-90-81-47 0-78 38-78 76 0 23 20 23 22 23 7 0 21-4 21-22 0-11-7-22-21-22-4 0-5 0-6 1 9-27 32-43 57-43 39 0 57 34 57 68s-22 66-45 92c-27 30-54 60-81 89-4 5-4 6-4 16 52 0 104 0 156 0 4-24 8-48 12-73-4 0-7 0-11 0-2 13-5 31-9 38-3 3-30 3-40 3-25 0-50 0-76 0z"><text:p/></draw:path><draw:path draw:style-name="gr141" draw:text-style-name="P18" svg:width="0.203cm" svg:height="0.2cm" svg:x="0.345cm" svg:y="0.072cm" svg:viewBox="0 0 204 201" svg:d="M102 90c-28-29-56-56-84-84-5-5-6-6-10-6-3 0-8 4-8 8s1 4 6 9c28 29 56 56 84 85-28 27-56 55-84 83-5 4-6 6-6 8 0 5 5 8 8 8 4 0 5-1 10-6 28-27 56-54 84-81 29 29 59 56 87 85 3 1 4 2 6 2 5 0 9-3 9-8 0-1 0-2-1-5-30-29-67-65-89-86 25-26 52-52 77-77 2-2 8-8 10-11 2-1 3-2 3-6s-4-8-9-8c-3 0-4 2-9 7-28 28-56 55-84 83z"><text:p/></draw:path><draw:path draw:style-name="gr142" draw:text-style-name="P18" svg:width="0.168cm" svg:height="0.287cm" svg:x="0.725cm" svg:y="0cm" svg:viewBox="0 0 169 288" svg:d="M169 194c0-49-35-91-80-91-21 0-39 7-54 22 0-28 0-55 0-82 8 3 23 5 36 5 51 0 81-38 81-43 0-3-1-5-4-5-2 0-2 0-3 1-8 4-30 12-57 12-17 0-36-2-57-12-3-1-3-1-5-1-4 0-4 4-4 11 0 41 0 81 0 123 0 9 0 11 6 11 3 0 3 0 6-4 4-6 20-28 54-28 21 0 32 19 36 26 7 14 7 31 7 52 0 15 0 40-10 57-11 17-26 28-45 28-30 0-54-22-62-47 2 0 3 1 8 1 13 0 20-11 20-21s-7-21-20-21c-6 0-22 4-22 23 0 36 30 77 77 77 49 0 92-41 92-94z"><text:p/></draw:path><draw:path draw:style-name="gr143" draw:text-style-name="P18" svg:width="0.278cm" svg:height="0.097cm" svg:x="1.055cm" svg:y="0.126cm" svg:viewBox="0 0 279 98" svg:d="M265 17c7 0 14 0 14-9 0-8-7-8-13-8-84 0-169 0-253 0-6 0-13 0-13 8 0 9 7 9 14 9 84 0 167 0 251 0zM266 98c6 0 13 0 13-8 0-9-7-9-14-9-84 0-167 0-251 0-7 0-14 0-14 9 0 8 7 8 13 8 84 0 169 0 253 0z"><text:p/></draw:path><draw:path draw:style-name="gr144" draw:text-style-name="P18" svg:width="0.138cm" svg:height="0.277cm" svg:x="1.513cm" svg:y="0cm" svg:viewBox="0 0 139 278" svg:d="M86 11c0-10 0-11-9-11-27 26-64 26-77 26 0 5 0 9 0 14 8 0 34 0 55-11 0 72 0 145 0 217 0 14-1 19-39 19-5 0-9 0-14 0 0 5 0 8 0 13 15-1 52-1 69-1s54 0 68 1c0-5 0-8 0-13-5 0-8 0-13 0-38 0-40-4-40-19 0-78 0-157 0-235z"><text:p/></draw:path><draw:path draw:style-name="gr145" draw:text-style-name="P18" svg:width="0.177cm" svg:height="0.287cm" svg:x="1.703cm" svg:y="0cm" svg:viewBox="0 0 178 288" svg:d="M178 145c0-34-3-67-17-98-19-40-54-47-72-47-25 0-55 11-73 50-14 29-16 61-16 95 0 30 2 68 19 101 18 33 49 42 70 42 23 0 55-9 73-49 13-29 16-62 16-94zM89 278c-17 0-42-10-49-50-5-25-5-64-5-88 0-26 0-55 3-76 9-51 40-54 51-54 13 0 42 7 49 49 5 22 5 55 5 81 0 30 0 59-5 87-6 39-30 51-49 51z"><text:p/></draw:path></draw:g></draw:g></text:span><text:span text:style-name="T3"> <text:line-break/></text:span><text:span text:style-name="T3"><draw:g text:anchor-type="as-char" svg:y="-0.314cm" draw:z-index="7" draw:style-name="gr1"><svg:title>TexMaths</svg:title><svg:desc>12§display§(-2)\times(-5)=10§svg§600§FALSE§</svg:desc><draw:g draw:style-name="gr2"><draw:path draw:style-name="gr126" draw:text-style-name="P17" svg:width="3.171cm" svg:height="0.376cm" svg:x="0.001cm" svg:y="0.023cm" svg:viewBox="0 0 3172 377" svg:d="M1587 377c-530 0-1058 0-1587 0 0-126 0-251 0-377 1057 0 2115 0 3172 0 0 126 0 251 0 377-528 0-1057 0-1585 0z"><text:p/></draw:path><draw:path draw:style-name="gr127" draw:text-style-name="P18" svg:width="0.097cm" svg:height="0.42cm" svg:x="0.021cm" svg:y="0.001cm" svg:viewBox="0 0 98 421" svg:d="M98 416c0-1 0-1-7-9-53-54-67-133-67-197 0-73 17-146 68-198 6-6 6-6 6-7 0-4-2-5-4-5-5 0-42 29-68 83-21 46-26 92-26 127 0 33 5 83 28 131 25 52 61 80 66 80 2 0 4-1 4-5z"><text:p/></draw:path><draw:path draw:style-name="gr128" draw:text-style-name="P18" svg:width="0.257cm" svg:height="0.017cm" svg:x="0.178cm" svg:y="0.203cm" svg:viewBox="0 0 258 18" svg:d="M242 18c8 0 16-1 16-10 0-8-8-8-16-8-75 0-152 0-228 0-7 0-14 0-14 8 0 9 7 10 14 10 76 0 153 0 228 0z"><text:p/></draw:path><draw:path draw:style-name="gr129" draw:text-style-name="P18" svg:width="0.167cm" svg:height="0.278cm" svg:x="0.493cm" svg:y="0.037cm" svg:viewBox="0 0 168 279" svg:d="M32 246c15-14 30-27 45-42 66-57 91-80 91-122 0-48-38-82-90-82-47 0-78 38-78 76 0 24 20 24 22 24 7 0 22-5 22-23 0-11-8-22-22-22-4 0-5 0-6 0 9-27 32-42 57-42 39 0 57 34 57 69 0 33-22 66-45 92-26 30-54 59-80 89-5 5-5 6-5 16 52 0 104 0 156 0 4-24 8-48 12-72-4 0-7 0-11 0-2 13-5 30-9 36-3 3-30 3-40 3-25 0-50 0-76 0z"><text:p/></draw:path><draw:path draw:style-name="gr130" draw:text-style-name="P18" svg:width="0.096cm" svg:height="0.42cm" svg:x="0.707cm" svg:y="0.001cm" svg:viewBox="0 0 97 421" svg:d="M97 210c0-32-5-83-27-131-26-51-62-79-66-79-3 0-4 2-4 5 0 1 0 1 7 9 42 41 66 109 66 196 0 71-15 146-68 199-5 6-5 6-5 7 0 2 1 5 4 5 4 0 42-29 67-83 21-46 26-93 26-128z"><text:p/></draw:path><draw:path draw:style-name="gr131" draw:text-style-name="P18" svg:width="0.203cm" svg:height="0.202cm" svg:x="1.002cm" svg:y="0.11cm" svg:viewBox="0 0 204 203" svg:d="M102 90c-28-27-56-56-84-84-5-5-6-6-10-6-3 0-8 4-8 8 0 3 1 4 6 9 28 27 56 56 84 84-28 28-56 56-84 85-5 5-6 6-6 9 0 5 5 8 8 8 4 0 5-1 10-6 28-29 56-56 84-84 29 29 59 58 88 88 2 0 3 2 6 2 4 0 8-3 8-8 0-1 0-3-1-5-1-1-67-67-89-89 25-25 52-52 77-77 2-2 8-7 11-10 0-1 2-3 2-6 0-4-4-8-8-8s-5 1-10 6c-28 28-56 57-84 84z"><text:p/></draw:path><draw:path draw:style-name="gr132" draw:text-style-name="P18" svg:width="0.096cm" svg:height="0.42cm" svg:x="1.404cm" svg:y="0.001cm" svg:viewBox="0 0 97 421" svg:d="M97 416c0-1 0-1-7-9-53-54-66-133-66-197 0-73 16-146 68-198 5-6 5-6 5-7 0-4-1-5-3-5-5 0-44 29-68 83-21 46-26 92-26 127 0 33 4 83 28 131 25 52 61 80 66 80 2 0 3-1 3-5z"><text:p/></draw:path><draw:path draw:style-name="gr133" draw:text-style-name="P18" svg:width="0.256cm" svg:height="0.017cm" svg:x="1.561cm" svg:y="0.203cm" svg:viewBox="0 0 257 18" svg:d="M242 18c8 0 15-1 15-10 0-8-7-8-15-8-75 0-152 0-228 0-7 0-14 0-14 8 0 9 7 10 14 10 76 0 153 0 228 0z"><text:p/></draw:path><draw:path draw:style-name="gr134" draw:text-style-name="P18" svg:width="0.167cm" svg:height="0.287cm" svg:x="1.873cm" svg:y="0.037cm" svg:viewBox="0 0 168 288" svg:d="M168 196c0-51-34-93-79-93-21 0-39 8-54 22 0-28 0-55 0-83 8 4 23 6 36 6 51 0 81-38 81-43 0-4-1-5-4-5-2 0-2 0-4 1-8 4-29 12-56 12-17 0-38-3-57-12-3-1-3-1-5-1-4 0-4 4-4 10 0 42 0 83 0 125 0 8 0 10 6 10 3 0 3-1 6-3 4-6 20-29 54-29 21 0 32 19 36 26 7 16 7 33 7 53 0 15 0 40-10 57-11 17-26 27-45 27-30 0-54-22-62-46 2 0 3 0 8 0 13 0 20-10 20-20s-7-20-20-20c-6 0-22 4-22 23 0 35 30 75 77 75 49 0 91-40 91-92z"><text:p/></draw:path><draw:path draw:style-name="gr135" draw:text-style-name="P18" svg:width="0.097cm" svg:height="0.42cm" svg:x="2.087cm" svg:y="0.001cm" svg:viewBox="0 0 98 421" svg:d="M98 210c0-32-4-83-27-131-25-51-63-79-66-79s-5 2-5 5c0 1 0 1 8 9 42 41 66 109 66 196 0 71-15 146-68 199-6 6-6 6-6 7 0 2 2 5 5 5s42-29 67-83c22-46 26-93 26-128z"><text:p/></draw:path><draw:path draw:style-name="gr136" draw:text-style-name="P18" svg:width="0.28cm" svg:height="0.099cm" svg:x="2.368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37" draw:text-style-name="P18" svg:width="0.138cm" svg:height="0.278cm" svg:x="2.827cm" svg:y="0.037cm" svg:viewBox="0 0 139 279" svg:d="M86 11c0-11 0-11-9-11-27 26-64 26-77 26 0 5 0 9 0 14 8 0 34 0 55-11 0 72 0 144 0 216 0 16-1 21-39 21-5 0-9 0-14 0 0 4 0 9 0 13 15-1 52-1 69-1s53 0 68 1c0-4 0-9 0-13-5 0-9 0-14 0-37 0-39-5-39-21 0-78 0-156 0-234z"><text:p/></draw:path><draw:path draw:style-name="gr138" draw:text-style-name="P18" svg:width="0.177cm" svg:height="0.287cm" svg:x="3.017cm" svg:y="0.037cm" svg:viewBox="0 0 178 288" svg:d="M178 145c0-33-3-67-17-98-19-41-54-47-72-47-25 0-57 11-73 49-14 30-16 63-16 96 0 32 1 70 19 100 18 35 48 43 70 43 23 0 54-8 73-49 13-27 16-60 16-94zM89 279c-17 0-42-11-49-51-5-24-5-63-5-87 0-28 0-56 3-78 9-50 40-55 51-55 13 0 41 9 49 50 5 24 5 56 5 83 0 31 0 60-5 86-7 40-31 52-49 52z"><text:p/></draw:path></draw:g></draw:g></text:span><text:span text:style-name="T3"> <text:line-break/></text:span><text:span text:style-name="T3"><draw:g text:anchor-type="as-char" svg:y="-0.314cm" draw:z-index="8" draw:style-name="gr1"><svg:title>TexMaths</svg:title><svg:desc>12§display§2\times(-5) = 2\times-5 = -10§svg§600§FALSE§</svg:desc><draw:g draw:style-name="gr2"><draw:path draw:style-name="gr110" draw:text-style-name="P17" svg:width="4.672cm" svg:height="0.376cm" svg:x="0.001cm" svg:y="0.023cm" svg:viewBox="0 0 4673 377" svg:d="M2337 377c-779 0-1558 0-2337 0 0-126 0-251 0-377 1558 0 3115 0 4673 0 0 126 0 251 0 377-779 0-1558 0-2336 0z"><text:p/></draw:path><draw:path draw:style-name="gr111" draw:text-style-name="P18" svg:width="0.167cm" svg:height="0.278cm" svg:x="0.001cm" svg:y="0.037cm" svg:viewBox="0 0 168 279" svg:d="M32 246c15-14 30-27 45-42 66-57 91-80 91-122 0-48-38-82-89-82-48 0-79 38-79 76 0 24 20 24 22 24 7 0 22-5 22-23 0-11-8-22-22-22-4 0-4 0-5 0 9-27 32-42 56-42 39 0 57 34 57 69 0 33-22 66-45 92-26 30-54 59-80 89-5 5-5 6-5 16 52 0 104 0 156 0 4-24 8-48 12-72-4 0-7 0-11 0-2 13-5 30-9 36-3 3-30 3-40 3-25 0-50 0-76 0z"><text:p/></draw:path><draw:path draw:style-name="gr112" draw:text-style-name="P18" svg:width="0.202cm" svg:height="0.202cm" svg:x="0.347cm" svg:y="0.11cm" svg:viewBox="0 0 203 203" svg:d="M102 90c-29-27-56-56-85-84-5-5-5-6-9-6s-8 4-8 8c0 3 0 4 5 9 29 27 56 56 85 84-29 28-56 56-85 85-5 5-5 6-5 9 0 5 4 8 8 8s4-1 9-6c27-29 56-56 84-84 29 29 59 58 87 88 2 0 4 2 6 2 6 0 9-3 9-8 0-1 0-3-1-5 0-1-68-67-88-89 25-25 52-52 77-77 2-2 8-7 11-10 0-1 1-3 1-6 0-4-3-8-9-8-2 0-4 1-9 6-28 28-55 57-83 84z"><text:p/></draw:path><draw:path draw:style-name="gr113" draw:text-style-name="P18" svg:width="0.097cm" svg:height="0.42cm" svg:x="0.747cm" svg:y="0.001cm" svg:viewBox="0 0 98 421" svg:d="M98 416c0-1 0-1-7-9-53-54-66-133-66-197 0-73 16-146 67-198 6-6 6-6 6-7 0-4-2-5-4-5-4 0-42 29-68 83-21 46-26 92-26 127 0 33 5 83 28 131 25 52 62 80 66 80 2 0 4-1 4-5z"><text:p/></draw:path><draw:path draw:style-name="gr114" draw:text-style-name="P18" svg:width="0.257cm" svg:height="0.017cm" svg:x="0.905cm" svg:y="0.203cm" svg:viewBox="0 0 258 18" svg:d="M244 18c7 0 14-1 14-10 0-8-7-8-14-8-76 0-153 0-228 0-8 0-16 0-16 8 0 9 8 10 16 10 75 0 152 0 228 0z"><text:p/></draw:path><draw:path draw:style-name="gr115" draw:text-style-name="P18" svg:width="0.167cm" svg:height="0.287cm" svg:x="1.219cm" svg:y="0.037cm" svg:viewBox="0 0 168 288" svg:d="M168 196c0-51-35-93-80-93-20 0-39 8-53 22 0-28 0-55 0-83 8 4 21 6 36 6 51 0 80-38 80-43 0-4-1-5-3-5s-2 0-4 1c-8 4-29 12-58 12-16 0-36-3-55-12-3-1-5-1-6-1-3 0-3 4-3 10 0 42 0 83 0 125 0 8 0 10 6 10 2 0 3-1 4-3 5-6 21-29 56-29 21 0 32 19 36 26 6 16 7 33 7 53 0 15 0 40-11 57-10 17-25 27-44 27-32 0-56-22-63-46 1 0 3 0 7 0 15 0 22-10 22-20s-7-20-22-20c-6 0-20 4-20 23 0 35 29 75 77 75s91-40 91-92z"><text:p/></draw:path><draw:path draw:style-name="gr116" draw:text-style-name="P18" svg:width="0.097cm" svg:height="0.42cm" svg:x="1.433cm" svg:y="0.001cm" svg:viewBox="0 0 98 421" svg:d="M98 210c0-32-4-83-28-131-26-51-62-79-65-79s-5 2-5 5c0 1 0 1 8 9 41 41 65 109 65 196 0 71-15 146-67 199-6 6-6 6-6 7 0 2 2 5 5 5s42-29 67-83c20-46 26-93 26-128z"><text:p/></draw:path><draw:path draw:style-name="gr117" draw:text-style-name="P18" svg:width="0.28cm" svg:height="0.099cm" svg:x="1.714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18" draw:text-style-name="P18" svg:width="0.167cm" svg:height="0.278cm" svg:x="2.157cm" svg:y="0.037cm" svg:viewBox="0 0 168 279" svg:d="M32 246c15-14 30-27 45-42 66-57 91-80 91-122 0-48-38-82-89-82-48 0-79 38-79 76 0 24 20 24 23 24 6 0 21-5 21-23 0-11-8-22-22-22-4 0-4 0-5 0 9-27 32-42 56-42 39 0 57 34 57 69 0 33-21 66-45 92-26 30-54 59-80 89-5 5-5 6-5 16 52 0 104 0 156 0 4-24 8-48 12-72-4 0-7 0-11 0-1 13-5 30-8 36-4 3-31 3-41 3-25 0-50 0-76 0z"><text:p/></draw:path><draw:path draw:style-name="gr119" draw:text-style-name="P18" svg:width="0.203cm" svg:height="0.202cm" svg:x="2.501cm" svg:y="0.11cm" svg:viewBox="0 0 204 203" svg:d="M102 90c-28-27-56-56-84-84-6-5-6-6-10-6s-8 4-8 8c0 3 0 4 5 9 29 27 56 56 85 84-29 28-56 56-85 85-5 5-5 6-5 9 0 5 4 8 8 8s4-1 10-6c28-29 55-56 83-84 29 29 59 58 87 88 2 0 4 2 6 2 6 0 10-3 10-8 0-1 0-3-2-5 0-1-68-67-88-89 25-25 52-52 77-77 2-2 8-7 11-10 0-1 2-3 2-6 0-4-4-8-10-8-2 0-4 1-9 6-28 28-55 57-83 84z"><text:p/></draw:path><draw:path draw:style-name="gr120" draw:text-style-name="P18" svg:width="0.256cm" svg:height="0.017cm" svg:x="2.896cm" svg:y="0.203cm" svg:viewBox="0 0 257 18" svg:d="M242 18c8 0 15-1 15-10 0-8-7-8-15-8-75 0-152 0-228 0-7 0-14 0-14 8 0 9 7 10 14 10 76 0 153 0 228 0z"><text:p/></draw:path><draw:path draw:style-name="gr121" draw:text-style-name="P18" svg:width="0.168cm" svg:height="0.287cm" svg:x="3.209cm" svg:y="0.037cm" svg:viewBox="0 0 169 288" svg:d="M169 196c0-51-35-93-80-93-21 0-39 8-54 22 0-28 0-55 0-83 8 4 23 6 36 6 51 0 81-38 81-43 0-4-1-5-4-5-2 0-2 0-3 1-8 4-30 12-57 12-17 0-36-3-57-12-3-1-3-1-5-1-4 0-4 4-4 10 0 42 0 83 0 125 0 8 0 10 6 10 3 0 3-1 6-3 4-6 20-29 54-29 21 0 32 19 36 26 7 16 7 33 7 53 0 15 0 40-10 57-11 17-26 27-45 27-30 0-54-22-62-46 2 0 3 0 8 0 13 0 20-10 20-20s-7-20-20-20c-6 0-22 4-22 23 0 35 30 75 77 75 49 0 92-40 92-92z"><text:p/></draw:path><draw:path draw:style-name="gr122" draw:text-style-name="P18" svg:width="0.28cm" svg:height="0.099cm" svg:x="3.54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123" draw:text-style-name="P18" svg:width="0.257cm" svg:height="0.017cm" svg:x="3.997cm" svg:y="0.203cm" svg:viewBox="0 0 258 18" svg:d="M244 18c7 0 14-1 14-10 0-8-7-8-14-8-76 0-153 0-228 0-8 0-16 0-16 8 0 9 8 10 16 10 75 0 152 0 228 0z"><text:p/></draw:path><draw:path draw:style-name="gr124" draw:text-style-name="P18" svg:width="0.138cm" svg:height="0.278cm" svg:x="4.328cm" svg:y="0.037cm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125" draw:text-style-name="P18" svg:width="0.177cm" svg:height="0.287cm" svg:x="4.517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span><text:span text:style-name="T3"> <text:line-break/></text:span><text:span text:style-name="T3"><draw:g text:anchor-type="as-char" svg:y="-0.314cm" draw:z-index="9" draw:style-name="gr1"><svg:title>TexMaths</svg:title><svg:desc>12§display§(-2)\times5 = -2\times5=-10§svg§600§FALSE§</svg:desc><draw:g draw:style-name="gr2"><draw:path draw:style-name="gr94" draw:text-style-name="P17" svg:width="4.672cm" svg:height="0.376cm" svg:x="0.001cm" svg:y="0.023cm" svg:viewBox="0 0 4673 377" svg:d="M2337 377c-779 0-1558 0-2337 0 0-126 0-251 0-377 1558 0 3115 0 4673 0 0 126 0 251 0 377-779 0-1558 0-2336 0z"><text:p/></draw:path><draw:path draw:style-name="gr95" draw:text-style-name="P18" svg:width="0.097cm" svg:height="0.42cm" svg:x="0.021cm" svg:y="0.001cm" svg:viewBox="0 0 98 421" svg:d="M98 416c0-1 0-1-7-9-53-54-67-133-67-197 0-73 17-146 68-198 6-6 6-6 6-7 0-4-2-5-4-5-4 0-42 29-68 83-21 46-26 92-26 127 0 33 5 83 28 131 25 52 62 80 66 80 2 0 4-1 4-5z"><text:p/></draw:path><draw:path draw:style-name="gr96" draw:text-style-name="P18" svg:width="0.257cm" svg:height="0.017cm" svg:x="0.178cm" svg:y="0.203cm" svg:viewBox="0 0 258 18" svg:d="M242 18c8 0 16-1 16-10 0-8-8-8-16-8-75 0-152 0-228 0-7 0-14 0-14 8 0 9 7 10 14 10 76 0 153 0 228 0z"><text:p/></draw:path><draw:path draw:style-name="gr97" draw:text-style-name="P18" svg:width="0.167cm" svg:height="0.278cm" svg:x="0.493cm" svg:y="0.037cm" svg:viewBox="0 0 168 279" svg:d="M32 246c15-14 30-27 45-42 66-57 91-80 91-122 0-48-38-82-90-82-47 0-78 38-78 76 0 24 20 24 22 24 7 0 22-5 22-23 0-11-8-22-22-22-4 0-4 0-6 0 10-27 33-42 57-42 39 0 57 34 57 69 0 33-22 66-45 92-26 30-54 59-80 89-5 5-5 6-5 16 52 0 104 0 156 0 4-24 8-48 12-72-4 0-7 0-11 0-2 13-5 30-9 36-3 3-30 3-40 3-25 0-50 0-76 0z"><text:p/></draw:path><draw:path draw:style-name="gr98" draw:text-style-name="P18" svg:width="0.096cm" svg:height="0.42cm" svg:x="0.707cm" svg:y="0.001cm" svg:viewBox="0 0 97 421" svg:d="M97 210c0-32-3-83-27-131-26-51-62-79-66-79-3 0-4 2-4 5 0 1 0 1 8 9 41 41 65 109 65 196 0 71-15 146-67 199-6 6-6 6-6 7 0 2 1 5 4 5 4 0 43-29 67-83 21-46 26-93 26-128z"><text:p/></draw:path><draw:path draw:style-name="gr99" draw:text-style-name="P18" svg:width="0.203cm" svg:height="0.202cm" svg:x="1.002cm" svg:y="0.11cm" svg:viewBox="0 0 204 203" svg:d="M102 90c-28-27-56-56-84-84-5-5-6-6-10-6-3 0-8 4-8 8 0 3 1 4 6 9 28 27 56 56 84 84-28 28-56 56-84 85-5 5-6 6-6 9 0 5 5 8 8 8 4 0 5-1 10-6 28-29 56-56 84-84 29 29 59 58 88 88 2 0 3 2 6 2 4 0 8-3 8-8 0-1 0-3-1-5 0-1-67-67-89-89 26-25 52-52 78-77 1-2 8-7 10-10 1-1 2-3 2-6 0-4-4-8-8-8s-5 1-10 6c-28 28-56 57-84 84z"><text:p/></draw:path><draw:path draw:style-name="gr100" draw:text-style-name="P18" svg:width="0.167cm" svg:height="0.287cm" svg:x="1.384cm" svg:y="0.037cm" svg:viewBox="0 0 168 288" svg:d="M168 196c0-51-35-93-80-93-21 0-39 8-54 22 0-28 0-55 0-83 8 4 22 6 36 6 52 0 81-38 81-43 0-4-1-5-3-5s-2 0-4 1c-8 4-29 12-58 12-16 0-36-3-56-12-4-1-4-1-5-1-3 0-3 4-3 10 0 42 0 83 0 125 0 8 0 10 4 10s5-1 6-3c5-6 21-29 54-29 23 0 33 19 36 26 8 16 9 33 9 53 0 15 0 40-11 57-10 17-25 27-44 27-32 0-56-22-63-46 1 0 3 0 7 0 14 0 21-10 21-20s-7-20-21-20c-6 0-20 4-20 23 0 35 29 75 76 75 49 0 92-40 92-92z"><text:p/></draw:path><draw:path draw:style-name="gr101" draw:text-style-name="P18" svg:width="0.28cm" svg:height="0.099cm" svg:x="1.714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02" draw:text-style-name="P18" svg:width="0.257cm" svg:height="0.017cm" svg:x="2.17cm" svg:y="0.203cm" svg:viewBox="0 0 258 18" svg:d="M244 18c7 0 14-1 14-10 0-8-7-8-14-8-76 0-153 0-228 0-8 0-16 0-16 8 0 9 8 10 16 10 75 0 152 0 228 0z"><text:p/></draw:path><draw:path draw:style-name="gr103" draw:text-style-name="P18" svg:width="0.167cm" svg:height="0.278cm" svg:x="2.483cm" svg:y="0.037cm" svg:viewBox="0 0 168 279" svg:d="M32 246c16-14 30-27 46-42 65-57 90-80 90-122 0-48-37-82-89-82-48 0-79 38-79 76 0 24 22 24 23 24 7 0 21-5 21-23 0-11-7-22-22-22-3 0-4 0-5 0 9-27 32-42 56-42 39 0 57 34 57 69 0 33-21 66-44 92-27 30-54 59-81 89-5 5-5 6-5 16 53 0 104 0 157 0 4-24 7-48 11-72-4 0-6 0-10 0-2 13-6 30-9 36-4 3-31 3-40 3-25 0-51 0-77 0z"><text:p/></draw:path><draw:path draw:style-name="gr104" draw:text-style-name="P18" svg:width="0.203cm" svg:height="0.202cm" svg:x="2.829cm" svg:y="0.11cm" svg:viewBox="0 0 204 203" svg:d="M102 90c-28-27-56-56-84-84-5-5-6-6-10-6-3 0-8 4-8 8 0 3 1 4 6 9 28 27 56 56 84 84-28 28-56 56-84 85-5 5-6 6-6 9 0 5 5 8 8 8 4 0 5-1 10-6 28-29 56-56 84-84 29 29 59 58 88 88 2 0 3 2 6 2 4 0 8-3 8-8 0-1 0-3-1-5-1-1-67-67-89-89 25-25 52-52 77-77 2-2 8-7 11-10 0-1 2-3 2-6 0-4-4-8-8-8s-5 1-10 6c-28 28-56 57-84 84z"><text:p/></draw:path><draw:path draw:style-name="gr105" draw:text-style-name="P18" svg:width="0.168cm" svg:height="0.287cm" svg:x="3.209cm" svg:y="0.037cm" svg:viewBox="0 0 169 288" svg:d="M169 196c0-51-35-93-80-93-21 0-39 8-54 22 0-28 0-55 0-83 8 4 23 6 36 6 51 0 81-38 81-43 0-4-1-5-4-5-2 0-2 0-3 1-8 4-30 12-57 12-17 0-36-3-57-12-3-1-3-1-5-1-4 0-4 4-4 10 0 42 0 83 0 125 0 8 0 10 6 10 3 0 3-1 6-3 4-6 20-29 54-29 21 0 32 19 36 26 7 16 7 33 7 53 0 15 0 40-10 57-11 17-26 27-45 27-30 0-54-22-62-46 2 0 3 0 8 0 13 0 20-10 20-20s-7-20-20-20c-6 0-22 4-22 23 0 35 30 75 77 75 49 0 92-40 92-92z"><text:p/></draw:path><draw:path draw:style-name="gr106" draw:text-style-name="P18" svg:width="0.28cm" svg:height="0.099cm" svg:x="3.54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107" draw:text-style-name="P18" svg:width="0.257cm" svg:height="0.017cm" svg:x="3.997cm" svg:y="0.203cm" svg:viewBox="0 0 258 18" svg:d="M244 18c7 0 14-1 14-10 0-8-7-8-14-8-76 0-153 0-228 0-8 0-16 0-16 8 0 9 8 10 16 10 75 0 152 0 228 0z"><text:p/></draw:path><draw:path draw:style-name="gr108" draw:text-style-name="P18" svg:width="0.138cm" svg:height="0.278cm" svg:x="4.328cm" svg:y="0.037cm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109" draw:text-style-name="P18" svg:width="0.177cm" svg:height="0.287cm" svg:x="4.517cm" svg:y="0.037cm" svg:viewBox="0 0 178 288" svg:d="M178 145c0-33-3-67-17-98-19-41-54-47-72-47-25 0-57 11-73 49-14 30-16 63-16 96 0 32 1 70 19 100 18 35 48 43 70 43 23 0 54-8 73-49 13-27 16-60 16-94zM89 279c-17 0-42-11-49-51-5-24-5-63-5-87 0-28 0-56 3-78 8-50 40-55 51-55 13 0 41 9 49 50 5 24 5 56 5 83 0 31 0 60-5 86-7 40-31 52-49 52z"><text:p/></draw:path></draw:g></draw:g></text:span><text:span text:style-name="T3"> </text:span></text:p>
        </text:list-item>
      </text:list>
      <text:p text:style-name="P15"><text:span text:style-name="T3"/></text:p>
      <text:p text:style-name="P16"><text:span text:style-name="T3">A</text:span><text:span text:style-name="T2">hora bien, en el caso de la suma y la resta es común utilizar la regla de los signos para la multiplicación y división con el objetivo de eliminar los paréntesis:<text:line-break/>ejemplo</text:span><text:span text:style-name="T4">s</text:span><text:span text:style-name="T2">:</text:span></text:p>
      <text:p text:style-name="P16"><text:span text:style-name="T2"><draw:g text:anchor-type="as-char" svg:y="-0.314cm" draw:z-index="10" draw:style-name="gr1"><svg:title>TexMaths</svg:title><svg:desc>12§display§3+(-2) = 3 - 2 = 1§svg§600§FALSE§</svg:desc><draw:g draw:style-name="gr2"><draw:path draw:style-name="gr81" draw:text-style-name="P17" svg:width="3.785cm" svg:height="0.375cm" svg:x="0.004cm" svg:y="0.022cm" svg:viewBox="0 0 3786 376" svg:d="M0 0c1262 0 2524 0 3786 0 0 125 0 251 0 376-1262 0-2524 0-3786 0 0-125 0-251 0-376z"><text:p/></draw:path><draw:path draw:style-name="gr82" draw:text-style-name="P18" svg:width="0.174cm" svg:height="0.287cm" svg:x="0.001cm" svg:y="0.035cm" svg:viewBox="0 0 175 288" svg:d="M104 132c35-11 59-41 59-73 0-35-37-59-78-59-42 0-74 25-74 58 0 14 9 21 21 21 14 0 22-8 22-21 0-21-19-21-26-21 13-20 40-26 56-26 17 0 41 9 41 47 0 6-1 30-12 48-13 20-28 21-37 21-4 2-15 2-17 2-4 1-6 1-6 6 0 4 2 4 9 4 6 0 14 0 20 0 33 0 49 28 49 70 0 55-29 67-47 67s-50-7-65-31c15 3 28-7 28-23 0-14-11-22-24-22-10 0-23 6-23 22 0 39 38 66 85 66 52 0 90-38 90-79 0-35-27-67-71-77z"><text:p/></draw:path><draw:path draw:style-name="gr83" draw:text-style-name="P18" svg:width="0.28cm" svg:height="0.279cm" svg:x="0.31cm" svg:y="0.07cm" svg:viewBox="0 0 281 280" svg:d="M149 149c39 0 78 0 117 0 6 0 15 0 15-8 0-9-9-9-15-9-39 0-78 0-117 0 0-39 0-78 0-118 0-6 0-14-9-14-8 0-8 8-8 14 0 40 0 79 0 118-40 0-78 0-118 0-6 0-14 0-14 9 0 8 8 8 14 8 40 0 78 0 118 0 0 39 0 78 0 117 0 6 0 14 8 14 9 0 9-8 9-14 0-39 0-78 0-117z"><text:p/></draw:path><draw:path draw:style-name="gr84" draw:text-style-name="P18" svg:width="0.096cm" svg:height="0.419cm" svg:x="0.751cm" svg:y="0cm" svg:viewBox="0 0 97 420" svg:d="M97 415c0-2 0-2-7-9-53-53-66-132-66-196 0-73 17-146 68-199 5-5 5-5 5-7 0-3-1-4-3-4-5 0-42 29-68 82-21 47-26 93-26 128 0 32 5 83 28 130 25 52 61 80 66 80 2 0 3-2 3-5z"><text:p/></draw:path><draw:path draw:style-name="gr85" draw:text-style-name="P18" svg:width="0.256cm" svg:height="0.016cm" svg:x="0.908cm" svg:y="0.202cm" svg:viewBox="0 0 257 17" svg:d="M242 17c8 0 15 0 15-9 0-8-7-8-15-8-75 0-152 0-228 0-7 0-14 0-14 8 0 9 7 9 14 9 76 0 153 0 228 0z"><text:p/></draw:path><draw:path draw:style-name="gr86" draw:text-style-name="P18" svg:width="0.167cm" svg:height="0.279cm" svg:x="1.222cm" svg:y="0.035cm" svg:viewBox="0 0 168 280" svg:d="M32 248c15-15 30-29 45-44 66-57 91-80 91-122 0-48-38-82-90-82-48 0-78 40-78 77 0 23 20 23 22 23 7 0 21-5 21-22 0-11-7-22-21-22-4 0-5 0-6 0 9-27 32-43 57-43 39 0 57 35 57 69 0 33-22 67-45 93-27 31-54 59-81 89-4 4-4 5-4 16 52 0 104 0 156 0 4-24 8-48 12-72-4 0-7 0-11 0-2 11-5 29-9 36-3 4-30 4-40 4-25 0-50 0-76 0z"><text:p/></draw:path><draw:path draw:style-name="gr87" draw:text-style-name="P18" svg:width="0.096cm" svg:height="0.419cm" svg:x="1.436cm" svg:y="0cm" svg:viewBox="0 0 97 420" svg:d="M97 210c0-32-5-84-27-131-26-51-62-79-66-79-3 0-4 1-4 4 0 2 0 2 7 10 42 41 66 109 66 196 0 71-15 145-68 199-5 4-5 4-5 6 0 3 1 5 4 5 4 0 42-29 67-82 21-47 26-94 26-128z"><text:p/></draw:path><draw:path draw:style-name="gr88" draw:text-style-name="P18" svg:width="0.28cm" svg:height="0.098cm" svg:x="1.716cm" svg:y="0.161cm" svg:viewBox="0 0 281 99" svg:d="M266 17c6 0 15 0 15-9 0-8-9-8-13-8-84 0-170 0-254 0-6 0-14 0-14 8 0 9 8 9 14 9 84 0 168 0 252 0zM268 99c4 0 13 0 13-9 0-8-9-8-15-8-84 0-168 0-252 0-6 0-14 0-14 8 0 9 8 9 14 9 84 0 170 0 254 0z"><text:p/></draw:path><draw:path draw:style-name="gr89" draw:text-style-name="P18" svg:width="0.174cm" svg:height="0.287cm" svg:x="2.154cm" svg:y="0.035cm" svg:viewBox="0 0 175 288" svg:d="M106 132c33-11 58-41 58-73 0-35-37-59-78-59-42 0-74 25-74 58 0 14 10 21 22 21 13 0 21-8 21-21 0-21-20-21-26-21 13-20 41-26 56-26 17 0 40 9 40 47 0 6 0 30-11 48-13 20-28 21-38 21-4 2-14 2-16 2-4 1-7 1-7 6 0 4 3 4 11 4 6 0 12 0 18 0 34 0 50 28 50 70 0 55-29 67-48 67-18 0-49-7-64-31 15 3 28-7 28-23 0-14-12-22-24-22-10 0-24 6-24 22 0 39 40 66 85 66 52 0 90-38 90-79 0-35-26-67-69-77z"><text:p/></draw:path><draw:path draw:style-name="gr90" draw:text-style-name="P18" svg:width="0.256cm" svg:height="0.016cm" svg:x="2.476cm" svg:y="0.202cm" svg:viewBox="0 0 257 17" svg:d="M242 17c8 0 15 0 15-9 0-8-7-8-15-8-75 0-152 0-228 0-7 0-14 0-14 8 0 9 7 9 14 9 76 0 153 0 228 0z"><text:p/></draw:path><draw:path draw:style-name="gr91" draw:text-style-name="P18" svg:width="0.167cm" svg:height="0.279cm" svg:x="2.883cm" svg:y="0.035cm" svg:viewBox="0 0 168 280" svg:d="M32 248c16-15 30-29 46-44 65-57 90-80 90-122 0-48-37-82-89-82-48 0-79 40-79 77 0 23 22 23 23 23 7 0 21-5 21-22 0-11-7-22-21-22-4 0-5 0-6 0 9-27 32-43 56-43 39 0 57 35 57 69 0 33-21 67-44 93-27 31-54 59-81 89-5 4-5 5-5 16 53 0 104 0 157 0 4-24 7-48 11-72-4 0-6 0-10 0-2 11-6 29-9 36-4 4-31 4-40 4-25 0-51 0-77 0z"><text:p/></draw:path><draw:path draw:style-name="gr92" draw:text-style-name="P18" svg:width="0.279cm" svg:height="0.098cm" svg:x="3.214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93" draw:text-style-name="P18" svg:width="0.138cm" svg:height="0.279cm" svg:x="3.673cm" svg:y="0.035cm" svg:viewBox="0 0 139 280" svg:d="M86 11c0-10 0-11-9-11-27 28-64 28-77 28 0 4 0 8 0 13 8 0 34 0 55-11 0 72 0 144 0 216 0 15-1 21-39 21-5 0-9 0-14 0 0 5 0 9 0 13 15-2 52-2 69-2s54 0 68 2c0-4 0-8 0-13-5 0-8 0-13 0-38 0-40-5-40-21 0-78 0-157 0-235z"><text:p/></draw:path></draw:g></draw:g></text:span><text:span text:style-name="T2"><text:s/>“+ por -”<text:line-break/><text:line-break/></text:span><text:span text:style-name="T2"><draw:g text:anchor-type="as-char" svg:y="-0.314cm" draw:z-index="11" draw:style-name="gr1"><svg:title>TexMaths</svg:title><svg:desc>12§display§5-(3+4)=5-(7)=5-7=-2§svg§600§FALSE§</svg:desc><draw:g draw:style-name="gr2"><draw:path draw:style-name="gr60" draw:text-style-name="P17" svg:width="6.354cm" svg:height="0.376cm" svg:x="0.001cm" svg:y="0.023cm" svg:viewBox="0 0 6355 377" svg:d="M3178 377c-1060 0-2118 0-3178 0 0-126 0-251 0-377 2118 0 4237 0 6355 0 0 126 0 251 0 377-1059 0-2118 0-3177 0z"><text:p/></draw:path><draw:path draw:style-name="gr61" draw:text-style-name="P18" svg:width="0.167cm" svg:height="0.287cm" svg:x="0.001cm" svg:y="0.037cm" svg:viewBox="0 0 168 288" svg:d="M168 196c0-51-35-93-80-93-21 0-39 8-53 22 0-28 0-55 0-83 8 4 21 6 35 6 52 0 81-38 81-43 0-4-1-5-3-5s-2 0-4 1c-8 4-29 12-58 12-16 0-36-3-56-12-2-1-4-1-5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62" draw:text-style-name="P18" svg:width="0.257cm" svg:height="0.017cm" svg:x="0.319cm" svg:y="0.203cm" svg:viewBox="0 0 258 18" svg:d="M244 18c7 0 14 0 14-8 0-10-7-10-14-10-76 0-153 0-228 0-8 0-16 0-16 10 0 8 8 8 16 8 75 0 152 0 228 0z"><text:p/></draw:path><draw:path draw:style-name="gr63" draw:text-style-name="P18" svg:width="0.097cm" svg:height="0.42cm" svg:x="0.747cm" svg:y="0.001cm" svg:viewBox="0 0 98 421" svg:d="M98 416c0-1 0-1-7-9-53-54-66-133-66-195 0-75 16-148 67-200 6-6 6-6 6-7 0-4-2-5-4-5-4 0-42 29-68 83-21 46-26 92-26 129 0 31 5 81 28 129 26 52 62 80 66 80 2 0 4-1 4-5z"><text:p/></draw:path><draw:path draw:style-name="gr64" draw:text-style-name="P18" svg:width="0.174cm" svg:height="0.287cm" svg:x="0.888cm" svg:y="0.037cm" svg:viewBox="0 0 175 288" svg:d="M104 132c35-12 59-41 59-74 0-35-37-58-77-58-43 0-75 25-75 56 0 15 9 23 21 23 14 0 22-9 22-21 0-22-19-22-26-22 13-20 42-26 56-26 18 0 41 9 41 48 0 5-1 29-12 48-12 19-27 21-37 21-4 0-14 2-17 2-4 0-6 1-6 4 0 5 2 5 9 5 6 0 14 0 20 0 34 0 50 29 50 70 0 56-30 68-48 68s-50-7-65-32c15 2 28-7 28-22s-11-24-23-24c-11 0-24 6-24 26 0 37 40 64 85 64 52 0 90-38 90-80 0-35-26-67-71-76z"><text:p/></draw:path><draw:path draw:style-name="gr65" draw:text-style-name="P18" svg:width="0.279cm" svg:height="0.278cm" svg:x="1.199cm" svg:y="0.072cm" svg:viewBox="0 0 280 279" svg:d="M149 149c39 0 78 0 117 0 6 0 14 0 14-8 0-10-8-10-14-10-39 0-78 0-117 0 0-40 0-78 0-118 0-6 0-13-9-13-8 0-8 7-8 13 0 40 0 78 0 118-40 0-79 0-119 0-6 0-13 0-13 10 0 8 7 8 13 8 40 0 79 0 119 0 0 39 0 78 0 117 0 6 0 13 8 13 9 0 9-7 9-13 0-39 0-78 0-117z"><text:p/></draw:path><draw:path draw:style-name="gr66" draw:text-style-name="P18" svg:width="0.186cm" svg:height="0.283cm" svg:x="1.608cm" svg:y="0.032cm" svg:viewBox="0 0 187 284" svg:d="M113 215c0 12 0 24 0 36 0 15-1 19-33 19-2 0-6 0-8 0 0 5 0 10 0 14 17-2 38-2 56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67" draw:text-style-name="P18" svg:width="0.097cm" svg:height="0.42cm" svg:x="1.831cm" svg:y="0.001cm" svg:viewBox="0 0 98 421" svg:d="M98 212c0-34-4-85-28-133-26-51-62-79-65-79s-5 2-5 5c0 1 0 1 8 9 41 41 65 109 65 198 0 69-15 144-67 197-6 6-6 6-6 7 0 2 2 5 5 5s42-29 66-83c21-46 27-93 27-126z"><text:p/></draw:path><draw:path draw:style-name="gr68" draw:text-style-name="P18" svg:width="0.28cm" svg:height="0.099cm" svg:x="2.112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69" draw:text-style-name="P18" svg:width="0.167cm" svg:height="0.287cm" svg:x="2.555cm" svg:y="0.037cm" svg:viewBox="0 0 168 288" svg:d="M168 196c0-51-35-93-80-93-21 0-39 8-53 22 0-28 0-55 0-83 8 4 21 6 36 6 51 0 80-38 80-43 0-4-1-5-3-5s-2 0-4 1c-8 4-29 12-58 12-16 0-36-3-55-12-3-1-5-1-6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70" draw:text-style-name="P18" svg:width="0.257cm" svg:height="0.017cm" svg:x="2.873cm" svg:y="0.203cm" svg:viewBox="0 0 258 18" svg:d="M244 18c7 0 14 0 14-8 0-10-7-10-14-10-76 0-153 0-228 0-8 0-16 0-16 10 0 8 8 8 16 8 75 0 152 0 228 0z"><text:p/></draw:path><draw:path draw:style-name="gr71" draw:text-style-name="P18" svg:width="0.097cm" svg:height="0.42cm" svg:x="3.3cm" svg:y="0.001cm" svg:viewBox="0 0 98 421" svg:d="M98 416c0-1 0-1-7-9-53-54-66-133-66-195 0-75 16-148 67-200 6-6 6-6 6-7 0-4-2-5-4-5-4 0-42 29-68 83-20 46-26 92-26 129 0 31 5 81 29 129 25 52 61 80 65 80 2 0 4-1 4-5z"><text:p/></draw:path><draw:path draw:style-name="gr72" draw:text-style-name="P18" svg:width="0.18cm" svg:height="0.292cm" svg:x="3.447cm" svg:y="0.032cm" svg:viewBox="0 0 181 293" svg:d="M176 29c5-6 5-6 5-16-35 0-68 0-103 0-52 0-52-5-54-13-4 0-7 0-11 0-5 29-8 58-13 87 4 0 7 0 11 0 1-6 5-33 9-39 4-2 36-2 42-2 29 0 59 0 88 0-5 7-38 53-48 67-37 56-52 114-52 157 0 4 0 23 20 23 19 0 19-19 19-23 0-7 0-14 0-21 0-23 1-46 5-69 2-9 8-45 26-72 19-26 37-53 56-79z"><text:p/></draw:path><draw:path draw:style-name="gr73" draw:text-style-name="P18" svg:width="0.096cm" svg:height="0.42cm" svg:x="3.658cm" svg:y="0.001cm" svg:viewBox="0 0 97 421" svg:d="M97 212c0-34-3-85-27-133-26-51-62-79-66-79-3 0-4 2-4 5 0 1 0 1 8 9 41 41 65 109 65 198 0 69-15 144-67 197-6 6-6 6-6 7 0 2 1 5 4 5 4 0 43-29 67-83 21-46 26-93 26-126z"><text:p/></draw:path><draw:path draw:style-name="gr74" draw:text-style-name="P18" svg:width="0.28cm" svg:height="0.099cm" svg:x="3.939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75" draw:text-style-name="P18" svg:width="0.167cm" svg:height="0.287cm" svg:x="4.382cm" svg:y="0.037cm" svg:viewBox="0 0 168 288" svg:d="M168 196c0-51-35-93-80-93-21 0-39 8-53 22 0-28 0-55 0-83 8 4 21 6 35 6 52 0 81-38 81-43 0-4-1-5-3-5s-2 0-4 1c-8 4-29 12-58 12-16 0-36-3-56-12-2-1-4-1-5-1-3 0-3 4-3 10 0 42 0 83 0 125 0 8 0 10 6 10 2 0 3-1 4-3 5-6 21-29 54-29 23 0 34 19 36 26 8 16 9 33 9 53 0 15 0 40-11 57-10 17-25 27-44 27-32 0-56-22-63-46 1 0 3 0 7 0 15 0 22-10 22-20s-7-20-22-20c-6 0-20 4-20 23 0 35 29 75 76 75 49 0 92-40 92-92z"><text:p/></draw:path><draw:path draw:style-name="gr76" draw:text-style-name="P18" svg:width="0.257cm" svg:height="0.017cm" svg:x="4.7cm" svg:y="0.203cm" svg:viewBox="0 0 258 18" svg:d="M244 18c7 0 14 0 14-8 0-10-7-10-14-10-77 0-153 0-230 0-7 0-14 0-14 10 0 8 7 8 14 8 77 0 153 0 230 0z"><text:p/></draw:path><draw:path draw:style-name="gr77" draw:text-style-name="P18" svg:width="0.18cm" svg:height="0.292cm" svg:x="5.11cm" svg:y="0.032cm" svg:viewBox="0 0 181 293" svg:d="M178 29c3-6 3-6 3-16-35 0-68 0-103 0-50 0-52-5-54-13-4 0-6 0-10 0-4 29-9 58-14 87 4 0 7 0 11 0 1-6 5-33 11-39 2-2 34-2 40-2 29 0 59 0 88 0-5 7-38 53-48 67-37 56-52 114-52 157 0 4-1 23 20 23 19 0 20-19 20-23 0-7 0-14 0-21 0-23 1-46 4-69 2-9 8-45 26-72 19-26 38-53 58-79z"><text:p/></draw:path><draw:path draw:style-name="gr78" draw:text-style-name="P18" svg:width="0.28cm" svg:height="0.099cm" svg:x="5.438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79" draw:text-style-name="P18" svg:width="0.257cm" svg:height="0.017cm" svg:x="5.895cm" svg:y="0.203cm" svg:viewBox="0 0 258 18" svg:d="M242 18c8 0 16 0 16-8 0-10-8-10-16-10-75 0-152 0-228 0-7 0-14 0-14 10 0 8 7 8 14 8 76 0 153 0 228 0z"><text:p/></draw:path><draw:path draw:style-name="gr80" draw:text-style-name="P18" svg:width="0.167cm" svg:height="0.278cm" svg:x="6.209cm" svg:y="0.037cm" svg:viewBox="0 0 168 279" svg:d="M32 246c15-14 30-27 45-42 66-57 91-80 91-122 0-48-38-82-90-82-47 0-78 38-78 76 0 24 20 24 22 24 7 0 21-5 21-23 0-11-7-22-21-22-4 0-5 0-6 0 9-27 32-42 57-42 39 0 57 34 57 69 0 33-22 66-45 92-27 30-54 59-81 89-4 5-4 6-4 16 52 0 104 0 156 0 4-24 8-48 12-72-4 0-7 0-11 0-2 13-5 30-9 36-3 3-30 3-40 3-25 0-50 0-76 0z"><text:p/></draw:path></draw:g></draw:g></text:span><text:span text:style-name="T2"> “- por +” <text:line-break/>ó bien <text:line-break/></text:span><text:span text:style-name="T2"><draw:g text:anchor-type="as-char" svg:y="-0.314cm" draw:z-index="12" draw:style-name="gr1"><svg:title>TexMaths</svg:title><svg:desc>12§display§5-(3+4)=5-3-4=-2§svg§600§FALSE§</svg:desc><draw:g draw:style-name="gr2"><draw:path draw:style-name="gr43" draw:text-style-name="P17" svg:width="5.251cm" svg:height="0.376cm" svg:x="0.001cm" svg:y="0.023cm" svg:viewBox="0 0 5252 377" svg:d="M2627 377c-876 0-1751 0-2627 0 0-126 0-251 0-377 1751 0 3501 0 5252 0 0 126 0 251 0 377-875 0-1751 0-2625 0z"><text:p/></draw:path><draw:path draw:style-name="gr44" draw:text-style-name="P18" svg:width="0.167cm" svg:height="0.287cm" svg:x="0.001cm" svg:y="0.037cm" svg:viewBox="0 0 168 288" svg:d="M168 196c0-51-35-93-80-93-21 0-39 8-53 22 0-28 0-55 0-83 8 4 21 6 35 6 52 0 81-38 81-43 0-4-1-5-3-5s-2 0-4 1c-8 4-29 12-58 12-16 0-36-3-56-12-2-1-4-1-5-1-3 0-3 4-3 10 0 42 0 83 0 125 0 8 0 10 6 10 2 0 3-1 4-3 5-6 21-29 56-29 21 0 32 19 34 26 8 16 9 33 9 53 0 15 0 40-11 57-10 17-25 27-44 27-32 0-56-22-63-46 1 0 3 0 7 0 15 0 22-10 22-20s-7-20-22-20c-6 0-20 4-20 23 0 35 29 75 76 75 49 0 92-40 92-92z"><text:p/></draw:path><draw:path draw:style-name="gr45" draw:text-style-name="P18" svg:width="0.257cm" svg:height="0.017cm" svg:x="0.319cm" svg:y="0.203cm" svg:viewBox="0 0 258 18" svg:d="M244 18c7 0 14 0 14-8 0-10-7-10-14-10-77 0-153 0-230 0-6 0-14 0-14 10 0 8 8 8 14 8 77 0 153 0 230 0z"><text:p/></draw:path><draw:path draw:style-name="gr46" draw:text-style-name="P18" svg:width="0.097cm" svg:height="0.42cm" svg:x="0.747cm" svg:y="0.001cm" svg:viewBox="0 0 98 421" svg:d="M98 416c0-1 0-1-7-9-53-54-66-133-66-195 0-75 16-148 67-200 6-6 6-6 6-7 0-4-2-5-4-5-4 0-42 29-68 83-21 46-26 92-26 129 0 31 5 81 28 129 25 52 62 80 66 80 2 0 4-1 4-5z"><text:p/></draw:path><draw:path draw:style-name="gr47" draw:text-style-name="P18" svg:width="0.174cm" svg:height="0.287cm" svg:x="0.888cm" svg:y="0.037cm" svg:viewBox="0 0 175 288" svg:d="M104 132c35-12 59-41 59-74 0-35-37-58-77-58-43 0-75 25-75 56 0 15 9 23 21 23 14 0 22-9 22-21 0-22-19-22-26-22 13-20 40-26 56-26 18 0 41 9 41 48 0 5-1 29-12 48-13 19-27 21-37 21-4 0-15 2-17 2-4 0-6 1-6 4 0 5 2 5 9 5 6 0 14 0 20 0 33 0 49 29 49 70 0 56-29 68-47 68s-50-7-65-32c15 2 28-7 28-22s-11-24-24-24c-10 0-23 6-23 26 0 37 38 64 85 64 52 0 90-38 90-80 0-35-26-67-71-76z"><text:p/></draw:path><draw:path draw:style-name="gr48" draw:text-style-name="P18" svg:width="0.279cm" svg:height="0.278cm" svg:x="1.198cm" svg:y="0.072cm" svg:viewBox="0 0 280 279" svg:d="M149 149c39 0 78 0 117 0 6 0 14 0 14-8 0-10-8-10-14-10-39 0-78 0-117 0 0-40 0-78 0-118 0-6 0-13-9-13-8 0-8 7-8 13 0 40 0 78 0 118-40 0-79 0-119 0-6 0-13 0-13 10 0 8 7 8 13 8 40 0 79 0 119 0 0 39 0 78 0 117 0 6 0 13 8 13 9 0 9-7 9-13 0-39 0-78 0-117z"><text:p/></draw:path><draw:path draw:style-name="gr49" draw:text-style-name="P18" svg:width="0.186cm" svg:height="0.283cm" svg:x="1.608cm" svg:y="0.032cm" svg:viewBox="0 0 187 284" svg:d="M113 215c0 12 0 24 0 36 0 15-1 19-33 19-3 0-6 0-9 0 0 5 0 10 0 14 18-2 39-2 57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50" draw:text-style-name="P18" svg:width="0.096cm" svg:height="0.42cm" svg:x="1.831cm" svg:y="0.001cm" svg:viewBox="0 0 97 421" svg:d="M97 212c0-34-3-85-27-133-26-51-62-79-66-79-3 0-4 2-4 5 0 1 0 1 8 9 41 41 65 109 65 198 0 69-15 144-67 197-6 6-6 6-6 7 0 2 1 5 4 5 4 0 43-29 67-83 21-46 26-93 26-126z"><text:p/></draw:path><draw:path draw:style-name="gr51" draw:text-style-name="P18" svg:width="0.28cm" svg:height="0.099cm" svg:x="2.112cm" svg:y="0.162cm" svg:viewBox="0 0 281 100" svg:d="M266 18c6 0 15-1 15-10 0-8-9-8-15-8-84 0-169 0-253 0-5 0-13 0-13 8 0 9 8 10 14 10 84 0 168 0 252 0zM266 100c6 0 15 0 15-9s-9-9-15-9c-84 0-168 0-252 0-6 0-14 0-14 9s8 9 13 9c84 0 169 0 253 0z"><text:p/></draw:path><draw:path draw:style-name="gr52" draw:text-style-name="P18" svg:width="0.167cm" svg:height="0.287cm" svg:x="2.554cm" svg:y="0.037cm" svg:viewBox="0 0 168 288" svg:d="M168 196c0-51-35-93-80-93-21 0-39 8-54 22 0-28 0-55 0-83 9 4 22 6 36 6 52 0 81-38 81-43 0-4-1-5-3-5s-2 0-4 1c-8 4-29 12-58 12-16 0-36-3-56-12-2-1-4-1-5-1-3 0-3 4-3 10 0 42 0 83 0 125 0 8 0 10 6 10 2 0 3-1 4-3 5-6 21-29 54-29 23 0 33 19 36 26 8 16 9 33 9 53 0 15 0 40-11 57-10 17-25 27-44 27-32 0-56-22-63-46 1 0 3 0 7 0 14 0 21-10 21-20s-7-20-21-20c-6 0-20 4-20 23 0 35 29 75 76 75 49 0 92-40 92-92z"><text:p/></draw:path><draw:path draw:style-name="gr53" draw:text-style-name="P18" svg:width="0.257cm" svg:height="0.017cm" svg:x="2.871cm" svg:y="0.203cm" svg:viewBox="0 0 258 18" svg:d="M242 18c8 0 16 0 16-8 0-10-8-10-16-10-75 0-152 0-228 0-7 0-14 0-14 10 0 8 7 8 14 8 76 0 153 0 228 0z"><text:p/></draw:path><draw:path draw:style-name="gr54" draw:text-style-name="P18" svg:width="0.174cm" svg:height="0.287cm" svg:x="3.275cm" svg:y="0.037cm" svg:viewBox="0 0 175 288" svg:d="M104 132c35-12 59-41 59-74 0-35-37-58-77-58-43 0-74 25-74 56 0 15 8 23 20 23 14 0 22-9 22-21 0-22-19-22-25-22 12-20 41-26 55-26 18 0 41 9 41 48 0 5-1 29-12 48-12 19-27 21-37 21-4 0-14 2-17 2-4 0-6 1-6 4 0 5 2 5 9 5 6 0 14 0 20 0 34 0 50 29 50 70 0 56-30 68-48 68s-49-7-65-32c16 2 28-7 28-22s-11-24-23-24c-11 0-24 6-24 26 0 37 40 64 85 64 52 0 90-38 90-80 0-35-26-67-71-76z"><text:p/></draw:path><draw:path draw:style-name="gr55" draw:text-style-name="P18" svg:width="0.257cm" svg:height="0.017cm" svg:x="3.597cm" svg:y="0.203cm" svg:viewBox="0 0 258 18" svg:d="M244 18c7 0 14 0 14-8 0-10-7-10-14-10-76 0-153 0-228 0-8 0-16 0-16 10 0 8 8 8 16 8 75 0 152 0 228 0z"><text:p/></draw:path><draw:path draw:style-name="gr56" draw:text-style-name="P18" svg:width="0.186cm" svg:height="0.283cm" svg:x="3.995cm" svg:y="0.032cm" svg:viewBox="0 0 187 284" svg:d="M113 215c0 12 0 24 0 36 0 15-1 19-33 19-2 0-6 0-8 0 0 5 0 10 0 14 17-2 38-2 56-2s41 0 58 2c0-4 0-9 0-14-2 0-6 0-8 0-32 0-33-4-33-19 0-12 0-24 0-36 15 0 28 0 42 0 0-5 0-9 0-13-14 0-27 0-42 0 0-64 0-127 0-191 0-9 0-11-7-11-4 0-5 0-8 5-44 66-87 131-130 197 0 4 0 8 0 13 37 0 76 0 113 0zM115 202c-35 0-68 0-103 0 35-53 68-105 103-156 0 51 0 103 0 156z"><text:p/></draw:path><draw:path draw:style-name="gr57" draw:text-style-name="P18" svg:width="0.28cm" svg:height="0.099cm" svg:x="4.335cm" svg:y="0.162cm" svg:viewBox="0 0 281 100" svg:d="M266 18c6 0 15-1 15-10 0-8-9-8-13-8-84 0-170 0-254 0-6 0-14 0-14 8 0 9 8 10 14 10 84 0 168 0 252 0zM268 100c4 0 13 0 13-9s-9-9-15-9c-84 0-168 0-252 0-6 0-14 0-14 9s8 9 14 9c84 0 170 0 254 0z"><text:p/></draw:path><draw:path draw:style-name="gr58" draw:text-style-name="P18" svg:width="0.257cm" svg:height="0.017cm" svg:x="4.792cm" svg:y="0.203cm" svg:viewBox="0 0 258 18" svg:d="M242 18c8 0 16 0 16-8 0-10-8-10-16-10-75 0-152 0-228 0-7 0-14 0-14 10 0 8 7 8 14 8 76 0 153 0 228 0z"><text:p/></draw:path><draw:path draw:style-name="gr59" draw:text-style-name="P18" svg:width="0.167cm" svg:height="0.278cm" svg:x="5.107cm" svg:y="0.037cm" svg:viewBox="0 0 168 279" svg:d="M32 246c15-14 30-27 45-42 66-57 91-80 91-122 0-48-38-82-90-82-47 0-78 38-78 76 0 24 20 24 22 24 7 0 21-5 21-23 0-11-7-22-21-22-4 0-5 0-6 0 9-27 32-42 57-42 39 0 57 34 57 69 0 33-22 66-45 92-27 30-54 59-81 89-4 5-4 6-4 16 52 0 104 0 156 0 4-24 8-48 12-72-4 0-7 0-11 0-2 13-5 30-9 36-3 3-30 3-40 3-25 0-50 0-76 0z"><text:p/></draw:path></draw:g></draw:g></text:span><text:span text:style-name="T2"> “- por +” y “- por +”<text:line-break/><text:line-break/></text:span><text:span text:style-name="T2"><draw:g text:anchor-type="as-char" svg:y="-0.314cm" draw:z-index="13" draw:style-name="gr1"><svg:title>TexMaths</svg:title><svg:desc>12§display§4-(-1+5-2) = 4-(2)=2§svg§600§FALSE§</svg:desc><draw:g draw:style-name="gr2"><draw:path draw:style-name="gr24" draw:text-style-name="P17" svg:width="5.579cm" svg:height="0.375cm" svg:x="0.01cm" svg:y="0.022cm" svg:viewBox="0 0 5580 376" svg:d="M0 0c1860 0 3720 0 5580 0 0 125 0 251 0 376-1860 0-3720 0-5580 0 0-125 0-251 0-376z"><text:p/></draw:path><draw:path draw:style-name="gr25" draw:text-style-name="P18" svg:width="0.186cm" svg:height="0.283cm" svg:x="0.001cm" svg:y="0.031cm" svg:viewBox="0 0 187 284" svg:d="M112 214c0 12 0 24 0 36 0 16 0 20-32 20-3 0-6 0-9 0 0 5 0 10 0 14 18-3 39-3 57-3 17 0 40 0 57 3 0-4 0-9 0-14-3 0-6 0-9 0-31 0-32-4-32-20 0-12 0-24 0-36 14 0 29 0 43 0 0-4 0-8 0-12-14 0-29 0-43 0 0-64 0-127 0-191 0-9 0-11-6-11-4 0-5 0-8 5-44 65-87 131-130 197 0 4 0 8 0 12 37 0 74 0 112 0zM114 202c-34 0-68 0-102 0 34-53 68-106 102-158 0 52 0 105 0 158z"><text:p/></draw:path><draw:path draw:style-name="gr26" draw:text-style-name="P18" svg:width="0.257cm" svg:height="0.016cm" svg:x="0.328cm" svg:y="0.202cm" svg:viewBox="0 0 258 17" svg:d="M242 17c8 0 16 0 16-9 0-8-8-8-16-8-75 0-152 0-228 0-7 0-14 0-14 8 0 9 7 9 14 9 76 0 153 0 228 0z"><text:p/></draw:path><draw:path draw:style-name="gr27" draw:text-style-name="P18" svg:width="0.097cm" svg:height="0.419cm" svg:x="0.757cm" svg:y="0cm" svg:viewBox="0 0 98 420" svg:d="M98 415c0-2 0-2-7-9-53-53-67-132-67-196 0-73 17-146 68-199 6-5 6-5 6-7 0-3-2-4-4-4-5 0-42 29-68 82-21 47-26 93-26 128 0 32 5 83 28 130 25 52 61 80 66 80 2 0 4-2 4-5z"><text:p/></draw:path><draw:path draw:style-name="gr28" draw:text-style-name="P18" svg:width="0.257cm" svg:height="0.016cm" svg:x="0.914cm" svg:y="0.202cm" svg:viewBox="0 0 258 17" svg:d="M242 17c8 0 16 0 16-9 0-8-8-8-16-8-75 0-152 0-228 0-7 0-14 0-14 8 0 9 7 9 14 9 76 0 153 0 228 0z"><text:p/></draw:path><draw:path draw:style-name="gr29" draw:text-style-name="P18" svg:width="0.138cm" svg:height="0.279cm" svg:x="1.244cm" svg:y="0.035cm" svg:viewBox="0 0 139 280" svg:d="M86 11c0-10 0-11-9-11-25 28-63 28-77 28 0 4 0 8 0 13 8 0 34 0 55-11 0 72 0 144 0 216 0 15-1 21-38 21-5 0-9 0-13 0 0 5 0 9 0 13 14-2 49-2 67-2 17 0 54 0 68 2 0-4 0-8 0-13-5 0-8 0-13 0-37 0-40-5-40-21 0-78 0-157 0-235z"><text:p/></draw:path><draw:path draw:style-name="gr30" draw:text-style-name="P18" svg:width="0.279cm" svg:height="0.279cm" svg:x="1.536cm" svg:y="0.07cm" svg:viewBox="0 0 280 280" svg:d="M149 149c39 0 78 0 117 0 6 0 14 0 14-8 0-9-8-9-14-9-39 0-78 0-117 0 0-39 0-78 0-118 0-6 0-14-9-14-8 0-8 8-8 14 0 40 0 79 0 118-40 0-79 0-119 0-6 0-13 0-13 9 0 8 7 8 13 8 40 0 79 0 119 0 0 39 0 78 0 117 0 6 0 14 8 14 9 0 9-8 9-14 0-39 0-78 0-117z"><text:p/></draw:path><draw:path draw:style-name="gr31" draw:text-style-name="P18" svg:width="0.167cm" svg:height="0.287cm" svg:x="1.954cm" svg:y="0.035cm" svg:viewBox="0 0 168 288" svg:d="M168 196c0-51-35-93-80-93-20 0-39 8-53 22 0-28 0-55 0-82 8 3 21 6 36 6 51 0 80-38 80-44 0-3-1-5-3-5s-2 0-4 1c-8 5-29 13-58 13-16 0-36-3-55-12-3-1-5-1-6-1-3 0-3 4-3 10 0 42 0 83 0 125 0 7 0 11 6 11 2 0 3-2 4-4 5-7 21-30 56-30 21 0 32 19 36 28 6 15 7 31 7 53 0 14 0 38-11 56-10 16-25 26-44 26-32 0-56-21-63-46 1 1 3 1 7 1 15 0 22-10 22-21 0-9-7-19-22-19-6 0-20 3-20 21 0 36 29 76 77 76s91-39 91-92z"><text:p/></draw:path><draw:path draw:style-name="gr32" draw:text-style-name="P18" svg:width="0.257cm" svg:height="0.016cm" svg:x="2.272cm" svg:y="0.202cm" svg:viewBox="0 0 258 17" svg:d="M244 17c7 0 14 0 14-9 0-8-7-8-14-8-76 0-153 0-228 0-8 0-16 0-16 8 0 9 8 9 16 9 75 0 152 0 228 0z"><text:p/></draw:path><draw:path draw:style-name="gr33" draw:text-style-name="P18" svg:width="0.167cm" svg:height="0.279cm" svg:x="2.68cm" svg:y="0.035cm" svg:viewBox="0 0 168 280" svg:d="M32 248c15-15 30-29 45-44 66-57 91-80 91-122 0-48-37-82-89-82-48 0-79 40-79 77 0 23 22 23 23 23 7 0 21-5 21-22 0-11-7-22-22-22-3 0-4 0-5 0 9-27 32-43 56-43 39 0 57 35 57 69 0 33-21 67-45 93-26 31-54 59-80 89-5 4-5 5-5 16 53 0 104 0 157 0 4-24 7-48 11-72-4 0-6 0-10 0-2 11-6 30-9 36-4 4-31 4-41 4-25 0-50 0-76 0z"><text:p/></draw:path><draw:path draw:style-name="gr34" draw:text-style-name="P18" svg:width="0.097cm" svg:height="0.419cm" svg:x="2.893cm" svg:y="0cm" svg:viewBox="0 0 98 420" svg:d="M98 210c0-32-4-84-27-131-25-51-63-79-66-79s-5 1-5 4c0 2 0 2 8 10 41 41 65 109 65 196 0 71-15 145-67 199-6 4-6 4-6 6 0 3 2 5 5 5s42-29 67-82c22-47 26-94 26-128z"><text:p/></draw:path><draw:path draw:style-name="gr35" draw:text-style-name="P18" svg:width="0.28cm" svg:height="0.098cm" svg:x="3.173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6" draw:text-style-name="P18" svg:width="0.186cm" svg:height="0.283cm" svg:x="3.607cm" svg:y="0.031cm" svg:viewBox="0 0 187 284" svg:d="M113 214c0 12 0 24 0 36 0 16-1 20-33 20-2 0-6 0-8 0 0 5 0 10 0 14 17-3 38-3 56-3s41 0 58 3c0-4 0-9 0-14-2 0-6 0-8 0-32 0-33-4-33-20 0-12 0-24 0-36 15 0 28 0 42 0 0-4 0-8 0-12-14 0-27 0-42 0 0-64 0-127 0-191 0-9 0-11-7-11-4 0-5 0-8 5-44 65-87 131-130 197 0 4 0 8 0 12 37 0 76 0 113 0zM115 202c-35 0-68 0-103 0 35-53 68-106 103-158 0 52 0 105 0 158z"><text:p/></draw:path><draw:path draw:style-name="gr37" draw:text-style-name="P18" svg:width="0.257cm" svg:height="0.016cm" svg:x="3.934cm" svg:y="0.202cm" svg:viewBox="0 0 258 17" svg:d="M244 17c7 0 14 0 14-9 0-8-7-8-14-8-76 0-153 0-228 0-8 0-16 0-16 8 0 9 8 9 16 9 75 0 152 0 228 0z"><text:p/></draw:path><draw:path draw:style-name="gr38" draw:text-style-name="P18" svg:width="0.097cm" svg:height="0.419cm" svg:x="4.363cm" svg:y="0cm" svg:viewBox="0 0 98 420" svg:d="M98 415c0-2 0-2-7-9-53-53-66-132-66-196 0-73 16-146 67-199 6-5 6-5 6-7 0-3-1-4-4-4-4 0-42 29-66 82-22 47-28 93-28 128 0 32 5 83 29 130 25 52 61 80 65 80 3 0 4-2 4-5z"><text:p/></draw:path><draw:path draw:style-name="gr39" draw:text-style-name="P18" svg:width="0.167cm" svg:height="0.279cm" svg:x="4.507cm" svg:y="0.035cm" svg:viewBox="0 0 168 280" svg:d="M32 248c15-15 30-29 45-44 66-57 91-80 91-122 0-48-38-82-89-82-48 0-79 40-79 77 0 23 20 23 23 23 6 0 21-5 21-22 0-11-8-22-22-22-4 0-4 0-5 0 9-27 32-43 56-43 39 0 57 35 57 69 0 33-21 67-45 93-26 31-54 59-80 89-5 4-5 5-5 16 52 0 104 0 156 0 4-24 8-48 12-72-4 0-7 0-11 0-1 11-5 30-8 36-4 4-31 4-41 4-25 0-50 0-76 0z"><text:p/></draw:path><draw:path draw:style-name="gr40" draw:text-style-name="P18" svg:width="0.097cm" svg:height="0.419cm" svg:x="4.72cm" svg:y="0cm" svg:viewBox="0 0 98 420" svg:d="M98 210c0-32-4-84-28-131-26-51-62-79-65-79-4 0-5 1-5 4 0 2 0 2 8 10 41 41 65 109 65 196 0 71-15 145-67 199-6 4-6 4-6 6 0 3 1 5 5 5 3 0 42-29 66-82 21-47 27-94 27-128z"><text:p/></draw:path><draw:path draw:style-name="gr41" draw:text-style-name="P18" svg:width="0.28cm" svg:height="0.098cm" svg:x="5.001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2" draw:text-style-name="P18" svg:width="0.167cm" svg:height="0.279cm" svg:x="5.444cm" svg:y="0.035cm" svg:viewBox="0 0 168 280" svg:d="M32 248c15-15 30-29 45-44 66-57 91-80 91-122 0-48-38-82-89-82-48 0-79 40-79 77 0 23 20 23 22 23 7 0 22-5 22-22 0-11-8-22-22-22-4 0-4 0-6 0 10-27 33-43 57-43 39 0 57 35 57 69 0 33-22 67-45 93-26 31-54 59-80 89-5 4-5 5-5 16 52 0 104 0 156 0 4-24 8-48 12-72-4 0-7 0-11 0-2 11-5 30-9 36-3 4-30 4-40 4-25 0-50 0-76 0z"><text:p/></draw:path></draw:g></draw:g></text:span><text:span text:style-name="T2"> “- por +”</text:span></text:p>
      <text:p text:style-name="P16"><text:span text:style-name="T2"><draw:g text:anchor-type="as-char" svg:y="-0.314cm" draw:z-index="14" draw:style-name="gr1"><svg:title>TexMaths</svg:title><svg:desc>12§display§4-(-1+5-2) = 4+1-5+2=2§svg§600§FALSE§</svg:desc><draw:g draw:style-name="gr2"><draw:path draw:style-name="gr3" draw:text-style-name="P17" svg:width="6.704cm" svg:height="0.376cm" svg:x="0.01cm" svg:y="0.023cm" svg:viewBox="0 0 6705 377" svg:d="M3353 377c-1118 0-2236 0-3353 0 0-126 0-251 0-377 2235 0 4471 0 6705 0 0 126 0 251 0 377-1117 0-2234 0-3352 0z"><text:p/></draw:path><draw:path draw:style-name="gr4" draw:text-style-name="P18" svg:width="0.186cm" svg:height="0.283cm" svg:x="0.001cm" svg:y="0.032cm" svg:viewBox="0 0 187 284" svg:d="M113 215c0 12 0 24 0 36 0 15-1 19-33 19-3 0-6 0-9 0 0 5 0 10 0 14 18-2 39-2 57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5" draw:text-style-name="P18" svg:width="0.257cm" svg:height="0.017cm" svg:x="0.328cm" svg:y="0.203cm" svg:viewBox="0 0 258 18" svg:d="M244 18c7 0 14 0 14-8 0-10-7-10-14-10-77 0-153 0-230 0-7 0-14 0-14 10 0 8 7 8 14 8 77 0 153 0 230 0z"><text:p/></draw:path><draw:path draw:style-name="gr6" draw:text-style-name="P18" svg:width="0.097cm" svg:height="0.42cm" svg:x="0.757cm" svg:y="0.001cm" svg:viewBox="0 0 98 421" svg:d="M98 416c0-1 0-1-7-9-53-54-66-133-66-195 0-75 16-148 67-200 6-6 6-6 6-7 0-4-2-5-4-5-4 0-42 29-68 83-21 46-26 92-26 129 0 31 5 81 28 129 25 52 62 80 66 80 2 0 4-1 4-5z"><text:p/></draw:path><draw:path draw:style-name="gr7" draw:text-style-name="P18" svg:width="0.257cm" svg:height="0.017cm" svg:x="0.914cm" svg:y="0.203cm" svg:viewBox="0 0 258 18" svg:d="M244 18c7 0 14 0 14-8 0-10-7-10-14-10-77 0-153 0-230 0-7 0-14 0-14 10 0 8 7 8 14 8 77 0 153 0 230 0z"><text:p/></draw:path><draw:path draw:style-name="gr8" draw:text-style-name="P18" svg:width="0.138cm" svg:height="0.278cm" svg:x="1.245cm" svg:y="0.037cm" svg:viewBox="0 0 139 279" svg:d="M86 11c0-11 0-11-9-11-27 26-64 26-77 26 0 5 0 9 0 14 8 0 32 0 55-11 0 72 0 144 0 216 0 16-1 21-39 21-5 0-9 0-14 0 0 4 0 9 0 13 15-1 52-1 69-1s53 0 68 1c0-4 0-9 0-13-5 0-9 0-14 0-37 0-39-5-39-21 0-78 0-156 0-234z"><text:p/></draw:path><draw:path draw:style-name="gr9" draw:text-style-name="P18" svg:width="0.279cm" svg:height="0.278cm" svg:x="1.536cm" svg:y="0.072cm" svg:viewBox="0 0 280 279" svg:d="M149 149c39 0 78 0 117 0 6 0 14 0 14-8 0-10-8-10-14-10-39 0-78 0-117 0 0-40 0-78 0-118 0-6 0-13-9-13-8 0-8 7-8 13 0 40 0 78 0 118-40 0-79 0-119 0-6 0-13 0-13 10 0 8 7 8 13 8 40 0 79 0 119 0 0 39 0 78 0 117 0 6 0 13 8 13 9 0 9-7 9-13 0-39 0-78 0-117z"><text:p/></draw:path><draw:path draw:style-name="gr10" draw:text-style-name="P18" svg:width="0.167cm" svg:height="0.287cm" svg:x="1.955cm" svg:y="0.037cm" svg:viewBox="0 0 168 288" svg:d="M168 196c0-51-35-93-80-93-20 0-39 8-53 22 0-28 0-55 0-83 8 4 21 6 36 6 51 0 81-38 81-43 0-4-2-5-4-5s-2 0-4 1c-8 4-29 12-58 12-16 0-36-3-55-12-3-1-5-1-6-1-3 0-3 4-3 10 0 42 0 83 0 125 0 8 0 10 6 10 2 0 3-1 4-3 5-6 21-29 56-29 21 0 32 19 36 26 6 16 7 33 7 53 0 15 0 40-10 57-11 17-26 27-45 27-32 0-56-22-63-46 1 0 3 0 7 0 15 0 22-10 22-20s-7-20-22-20c-6 0-20 4-20 23 0 35 29 75 77 75s91-40 91-92z"><text:p/></draw:path><draw:path draw:style-name="gr11" draw:text-style-name="P18" svg:width="0.257cm" svg:height="0.017cm" svg:x="2.273cm" svg:y="0.203cm" svg:viewBox="0 0 258 18" svg:d="M244 18c7 0 14 0 14-8 0-10-7-10-14-10-76 0-153 0-228 0-8 0-16 0-16 10 0 8 8 8 16 8 75 0 152 0 228 0z"><text:p/></draw:path><draw:path draw:style-name="gr12" draw:text-style-name="P18" svg:width="0.167cm" svg:height="0.278cm" svg:x="2.681cm" svg:y="0.037cm" svg:viewBox="0 0 168 279" svg:d="M32 246c15-14 30-27 45-42 66-57 91-80 91-122 0-48-37-82-89-82-48 0-79 38-79 76 0 24 22 24 23 24 7 0 21-5 21-23 0-11-7-22-22-22-3 0-4 0-5 0 9-27 32-42 56-42 39 0 57 34 57 69 0 33-21 66-45 92-26 30-54 59-80 89-5 5-5 6-5 16 53 0 104 0 157 0 4-24 7-48 11-72-4 0-6 0-10 0-2 13-6 30-9 36-4 3-31 3-41 3-25 0-50 0-76 0z"><text:p/></draw:path><draw:path draw:style-name="gr13" draw:text-style-name="P18" svg:width="0.097cm" svg:height="0.42cm" svg:x="2.895cm" svg:y="0.001cm" svg:viewBox="0 0 98 421" svg:d="M98 212c0-34-4-85-27-133-25-51-63-79-66-79s-5 2-5 5c0 1 0 1 8 9 41 41 65 109 65 198 0 69-15 144-67 197-6 6-6 6-6 7 0 2 2 5 5 5s42-29 67-83c22-46 26-93 26-126z"><text:p/></draw:path><draw:path draw:style-name="gr14" draw:text-style-name="P18" svg:width="0.28cm" svg:height="0.099cm" svg:x="3.175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15" draw:text-style-name="P18" svg:width="0.186cm" svg:height="0.283cm" svg:x="3.607cm" svg:y="0.032cm" svg:viewBox="0 0 187 284" svg:d="M113 215c0 12 0 24 0 36 0 15-1 19-33 19-2 0-6 0-8 0 0 5 0 10 0 14 17-2 38-2 56-2s40 0 58 2c0-4 0-9 0-14-4 0-6 0-10 0-31 0-31-4-31-19 0-12 0-24 0-36 15 0 28 0 42 0 0-5 0-9 0-13-14 0-27 0-42 0 0-64 0-127 0-191 0-9 0-11-7-11-4 0-5 0-8 5-44 66-87 131-130 197 0 4 0 8 0 13 37 0 76 0 113 0zM115 202c-35 0-68 0-103 0 35-53 68-105 103-156 0 51 0 103 0 156z"><text:p/></draw:path><draw:path draw:style-name="gr16" draw:text-style-name="P18" svg:width="0.28cm" svg:height="0.278cm" svg:x="3.924cm" svg:y="0.072cm" svg:viewBox="0 0 281 279" svg:d="M149 149c39 0 78 0 117 0 6 0 15 0 15-8 0-10-9-10-15-10-39 0-78 0-117 0 0-40 0-78 0-118 0-6 0-13-9-13-8 0-8 7-8 13 0 40 0 78 0 118-40 0-79 0-119 0-5 0-13 0-13 10 0 8 8 8 13 8 40 0 79 0 119 0 0 39 0 78 0 117 0 6 0 13 8 13 9 0 9-7 9-13 0-39 0-78 0-117z"><text:p/></draw:path><draw:path draw:style-name="gr17" draw:text-style-name="P18" svg:width="0.138cm" svg:height="0.278cm" svg:x="4.36cm" svg:y="0.037cm" svg:viewBox="0 0 139 279" svg:d="M86 11c0-11 0-11-9-11-27 26-64 26-77 26 0 5 0 9 0 14 8 0 34 0 55-11 0 72 0 144 0 216 0 16-1 21-39 21-5 0-9 0-14 0 0 4 0 9 0 13 15-1 52-1 69-1s53 0 68 1c0-4 0-9 0-13-5 0-8 0-13 0-38 0-40-5-40-21 0-78 0-156 0-234z"><text:p/></draw:path><draw:path draw:style-name="gr18" draw:text-style-name="P18" svg:width="0.257cm" svg:height="0.017cm" svg:x="4.661cm" svg:y="0.203cm" svg:viewBox="0 0 258 18" svg:d="M244 18c7 0 14 0 14-8 0-10-7-10-14-10-76 0-153 0-228 0-8 0-16 0-16 10 0 8 8 8 16 8 75 0 152 0 228 0z"><text:p/></draw:path><draw:path draw:style-name="gr19" draw:text-style-name="P18" svg:width="0.167cm" svg:height="0.287cm" svg:x="5.069cm" svg:y="0.037cm" svg:viewBox="0 0 168 288" svg:d="M168 196c0-51-34-93-79-93-21 0-39 8-54 22 0-28 0-55 0-83 8 4 23 6 36 6 51 0 81-38 81-43 0-4-1-5-4-5-2 0-2 0-4 1-8 4-29 12-56 12-17 0-38-3-57-12-3-1-3-1-5-1-4 0-4 4-4 10 0 42 0 83 0 125 0 8 0 10 6 10 3 0 3-1 6-3 4-6 20-29 54-29 21 0 32 19 36 26 6 16 7 33 7 53 0 15 0 40-10 57-11 17-26 27-45 27-30 0-56-22-62-46 2 0 3 0 6 0 15 0 22-10 22-20s-7-20-22-20c-4 0-20 4-20 23 0 35 30 75 77 75 49 0 91-40 91-92z"><text:p/></draw:path><draw:path draw:style-name="gr20" draw:text-style-name="P18" svg:width="0.28cm" svg:height="0.278cm" svg:x="5.376cm" svg:y="0.072cm" svg:viewBox="0 0 281 279" svg:d="M149 149c39 0 78 0 117 0 6 0 15 0 15-8 0-10-9-10-15-10-39 0-78 0-117 0 0-40 0-78 0-118 0-6 0-13-9-13-8 0-8 7-8 13 0 40 0 78 0 118-40 0-78 0-118 0-6 0-14 0-14 10 0 8 8 8 14 8 40 0 78 0 118 0 0 39 0 78 0 117 0 6 0 13 8 13 9 0 9-7 9-13 0-39 0-78 0-117z"><text:p/></draw:path><draw:path draw:style-name="gr21" draw:text-style-name="P18" svg:width="0.168cm" svg:height="0.278cm" svg:x="5.795cm" svg:y="0.037cm" svg:viewBox="0 0 169 279" svg:d="M32 246c16-14 30-27 46-42 66-57 91-80 91-122 0-48-38-82-90-82-48 0-79 38-79 76 0 24 22 24 23 24 7 0 21-5 21-23 0-11-7-22-21-22-4 0-5 0-6 0 9-27 32-42 57-42 39 0 57 34 57 69 0 33-22 66-45 92-27 30-54 59-81 89-5 5-5 6-5 16 53 0 104 0 157 0 4-24 9-48 12-72-3 0-7 0-11 0-2 13-4 30-9 36-3 3-31 3-40 3-25 0-51 0-77 0z"><text:p/></draw:path><draw:path draw:style-name="gr22" draw:text-style-name="P18" svg:width="0.279cm" svg:height="0.099cm" svg:x="6.127cm" svg:y="0.162cm" svg:viewBox="0 0 280 100" svg:d="M266 18c6 0 14-1 14-10 0-8-8-8-14-8-84 0-169 0-253 0-6 0-13 0-13 8 0 9 7 10 14 10 84 0 168 0 252 0zM266 100c6 0 14 0 14-9s-8-9-14-9c-84 0-168 0-252 0-7 0-14 0-14 9s7 9 13 9c84 0 169 0 253 0z"><text:p/></draw:path><draw:path draw:style-name="gr23" draw:text-style-name="P18" svg:width="0.167cm" svg:height="0.278cm" svg:x="6.569cm" svg:y="0.037cm" svg:viewBox="0 0 168 279" svg:d="M32 246c15-14 30-27 45-42 66-57 91-80 91-122 0-48-38-82-90-82-47 0-78 38-78 76 0 24 20 24 22 24 7 0 21-5 21-23 0-11-7-22-21-22-4 0-5 0-6 0 9-27 32-42 57-42 39 0 57 34 57 69 0 33-22 66-45 92-27 30-54 59-81 89-4 5-4 6-4 16 52 0 104 0 156 0 4-24 8-48 12-72-4 0-7 0-11 0-2 13-5 30-9 36-3 3-30 3-40 3-25 0-50 0-76 0z"><text:p/></draw:path></draw:g></draw:g></text:span><text:span text:style-name="T2"><text:s/>“- por -”, “- por +” y “- por -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1pt" fo:font-style="normal" officeooo:rsid="0011add0" officeooo:paragraph-rsid="0011add0" style:font-size-asian="11pt" style:font-style-asian="normal" style:font-size-complex="11pt" style:font-style-complex="normal"/>
    </style:style>
    <style:style style:name="MP2" style:family="paragraph" style:parent-style-name="Footer">
      <style:paragraph-properties fo:text-align="end" style:justify-single-word="false"/>
      <style:text-properties fo:font-size="11pt" fo:font-style="italic" officeooo:paragraph-rsid="0011add0" style:font-size-asian="11pt" style:font-style-asian="italic" style:font-size-complex="11pt" style:font-style-complex="italic"/>
    </style:style>
    <style:style style:name="MT1" style:family="text">
      <style:text-properties officeooo:rsid="0011ad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Matemática 1 – Conceptos teóricos guía de repaso</text:p>
      </style:header>
      <style:footer>
        <text:p text:style-name="MP2"><text:span text:style-name="MT1">página </text:span><text:span text:style-name="MT1"><text:page-number text:select-page="current">1</text:page-number></text:span><text:span text:style-name="MT1"><text:s/>de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2:31:40.751745945</meta:creation-date>
    <dc:date>2022-01-07T14:54:05.167090063</dc:date>
    <meta:editing-duration>PT1H55M5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32" meta:character-count="1276" meta:non-whitespace-character-count="1034"/>
  </office:meta>
</office:document-meta>
</file>